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18.872cm"/>
    </style:style>
    <style:style style:name="co3" style:family="table-column">
      <style:table-column-properties fo:break-before="auto" style:column-width="14.841cm"/>
    </style:style>
    <style:style style:name="co4" style:family="table-column">
      <style:table-column-properties fo:break-before="auto" style:column-width="7.05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909cm"/>
    </style:style>
    <style:style style:name="co7" style:family="table-column">
      <style:table-column-properties fo:break-before="auto" style:column-width="16.312cm"/>
    </style:style>
    <style:style style:name="co8" style:family="table-column">
      <style:table-column-properties fo:break-before="auto" style:column-width="19.172cm"/>
    </style:style>
    <style:style style:name="co9" style:family="table-column">
      <style:table-column-properties fo:break-before="auto" style:column-width="7.978cm"/>
    </style:style>
    <style:style style:name="co10" style:family="table-column">
      <style:table-column-properties fo:break-before="auto" style:column-width="17.755cm"/>
    </style:style>
    <style:style style:name="co11" style:family="table-column">
      <style:table-column-properties fo:break-before="auto" style:column-width="20.805cm"/>
    </style:style>
    <style:style style:name="co12" style:family="table-column">
      <style:table-column-properties fo:break-before="auto" style:column-width="7.216cm"/>
    </style:style>
    <style:style style:name="co13" style:family="table-column">
      <style:table-column-properties fo:break-before="auto" style:column-width="25.845cm"/>
    </style:style>
    <style:style style:name="co14" style:family="table-column">
      <style:table-column-properties fo:break-before="auto" style:column-width="15.06cm"/>
    </style:style>
    <style:style style:name="co15" style:family="table-column">
      <style:table-column-properties fo:break-before="auto" style:column-width="7.488cm"/>
    </style:style>
    <style:style style:name="co16" style:family="table-column">
      <style:table-column-properties fo:break-before="auto" style:column-width="17.21cm"/>
    </style:style>
    <style:style style:name="co17" style:family="table-column">
      <style:table-column-properties fo:break-before="auto" style:column-width="17.591cm"/>
    </style:style>
    <style:style style:name="co18" style:family="table-column">
      <style:table-column-properties fo:break-before="auto" style:column-width="8.197cm"/>
    </style:style>
    <style:style style:name="co19" style:family="table-column">
      <style:table-column-properties fo:break-before="auto" style:column-width="15.7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Ecuad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05.03-06.0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dependiente – Emelec</text:p>
          </table:table-cell>
          <table:table-cell office:value-type="string" calcext:value-type="string">
            <text:p>http://www.elcomercio.com/deportes/emelec-independiente-valle-futbol-campeonato.html</text:p>
          </table:table-cell>
          <table:table-cell office:value-type="string" calcext:value-type="string">
            <text:p>https://www.youtube.com/watch?v=L7zdK4ETpP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acional – River Plate</text:p>
          </table:table-cell>
          <table:table-cell office:value-type="string" calcext:value-type="string">
            <text:p>http://www.larepublica.ec/blog/deportes/2016/03/06/el-nacional-gano-a-river-y-sigue-puntero/</text:p>
          </table:table-cell>
          <table:table-cell office:value-type="string" calcext:value-type="string">
            <text:p>https://www.youtube.com/watch?v=WTbrNLh3XJ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DU Quito – Universidad</text:p>
          </table:table-cell>
          <table:table-cell office:value-type="string" calcext:value-type="string">
            <text:p>http://www.teradeportes.com/1-1-liga-de-quito-continua-sin-ver-la-luz-esta-vez-no-pudo-contra-universidad-catolica-video</text:p>
          </table:table-cell>
          <table:table-cell office:value-type="string" calcext:value-type="string">
            <text:p>https://www.youtube.com/watch?v=jNeTcDDRq7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uenca – Fuerza</text:p>
          </table:table-cell>
          <table:table-cell office:value-type="string" calcext:value-type="string">
            <text:p>http://www.teradeportes.com/3-0-deportivo-cuenca-goleo-a-fuerza-amarilla-y-escala-posiciones-en-la-tabla-de-la-serie-a-vide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ffin – Mushuc Rua</text:p>
          </table:table-cell>
          <table:table-cell office:value-type="string" calcext:value-type="string">
            <text:p>http://www.teradeportes.com/1-1-delfin-y-mushuc-runa-dividieron-puntos-y-honores-en-la-visita-del-ponchito-al-jocay-video</text:p>
          </table:table-cell>
          <table:table-cell office:value-type="string" calcext:value-type="string">
            <text:p>https://www.youtube.com/watch?v=FX-cinMRu9U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rcelona – Aucas</text:p>
          </table:table-cell>
          <table:table-cell office:value-type="string" calcext:value-type="string">
            <text:p>http://www.teradeportes.com/3-0-barcelona-goleo-a-aucas-en-el-cierre-de-la-fecha-en-un-partido-con-dos-penales-errados-video</text:p>
          </table:table-cell>
          <table:table-cell office:value-type="string" calcext:value-type="string">
            <text:p>https://www.youtube.com/watch?v=0nC5mvTQAcU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2.03 – 13.0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tolica – Cuenca</text:p>
          </table:table-cell>
          <table:table-cell office:value-type="string" calcext:value-type="string">
            <text:p>http://www.radiosucre.com.ec/deportivo-cuenca-empato-sobre-la-hora-a-u-catolica/</text:p>
          </table:table-cell>
          <table:table-cell office:value-type="string" calcext:value-type="string">
            <text:p>https://www.youtube.com/watch?v=f6Gh2UEVTlw</text:p>
          </table:table-cell>
          <table:table-cell office:value-type="string" calcext:value-type="string">
            <text:p>Obie drużyny sporo okazji, Cuenca dobrze sobie radziła</text:p>
          </table:table-cell>
        </table:table-row>
        <table:table-row table:style-name="ro1">
          <table:table-cell/>
          <table:table-cell office:value-type="string" calcext:value-type="string">
            <text:p>http://www.ecuavisa.com/articulo/deportes/nacional/135196-agonico-empate-del-cuenca-ante-camara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er Plate – Del Valle</text:p>
          </table:table-cell>
          <table:table-cell office:value-type="string" calcext:value-type="string">
            <text:p>http://www.teradeportes.com/0-1-independiente-del-valle-se-impone-por-la-minima-a-river-en-su-visita-al-estadio-modelo-video</text:p>
          </table:table-cell>
          <table:table-cell office:value-type="string" calcext:value-type="string">
            <text:p>Więcej okazji Del Valle, River nie miał pomysłu w ofensywi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ushuc Runa – Barcelona</text:p>
          </table:table-cell>
          <table:table-cell office:value-type="string" calcext:value-type="string">
            <text:p>http://www.teradeportes.com/1-1-barcelona-no-pudo-con-mushuc-runa-en-ambato-y-se-llevo-a-casa-solamente-un-punto-vide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uerza – Nacional</text:p>
          </table:table-cell>
          <table:table-cell office:value-type="string" calcext:value-type="string">
            <text:p>http://www.teradeportes.com/2-0-fuerza-amarilla-cierra-la-septima-fecha-con-una-victoria-contundente-sobre-el-nacional-video</text:p>
          </table:table-cell>
          <table:table-cell office:value-type="string" calcext:value-type="string">
            <text:p>Generalnie lepiej Fuerza i więcej okazji Fuerz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melec – Delfin</text:p>
          </table:table-cell>
          <table:table-cell office:value-type="string" calcext:value-type="string">
            <text:p>http://www.teradeportes.com/1-0-emelec-se-impuso-por-la-minima-a-delfin-que-fue-victima-de-varios-errores-arbitrales-video</text:p>
          </table:table-cell>
          <table:table-cell office:value-type="string" calcext:value-type="string">
            <text:p>Delfin dobrze się zaprezentował i dużo atakował, ale Emelec też miał groźne akcj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ucas – LDU Quito</text:p>
          </table:table-cell>
          <table:table-cell office:value-type="string" calcext:value-type="string">
            <text:p>http://www.teradeportes.com/0-1-liga-vence-al-aucas-en-super-clasico-y-registra-su-primer-victoria-del-campeonato-video</text:p>
          </table:table-cell>
          <table:table-cell office:value-type="string" calcext:value-type="string">
            <text:p>Na początku zaczął dobrze Aucas, ale potem LDU lepiej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18.03 – 19.0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DU Quito – Mushuc</text:p>
          </table:table-cell>
          <table:table-cell office:value-type="string" calcext:value-type="string">
            <text:p>http://www.teradeportes.com/1-0-liga-de-quito-sufrio-en-casa-blanca-pero-finalmente-doblego-a-mushuc-runa-video</text:p>
          </table:table-cell>
          <table:table-cell office:value-type="string" calcext:value-type="string">
            <text:p>Wymęczone zwycięstwo LDU, praktycznie bez groźnych sytuacji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l Valle – Fuerza</text:p>
          </table:table-cell>
          <table:table-cell office:value-type="string" calcext:value-type="string">
            <text:p>http://www.teradeportes.com/3-1-independiente-del-valle-hizo-valer-su-localia-y-se-quedo-con-los-tres-puntos-en-casa-vide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acional – Catolica</text:p>
          </table:table-cell>
          <table:table-cell office:value-type="string" calcext:value-type="string">
            <text:p>http://www.teradeportes.com/2-2-el-nacional-consigue-el-empate-frente-a-universidad-catolica-de-la-mano-de-bryan-de-jesus-video</text:p>
          </table:table-cell>
          <table:table-cell office:value-type="string" calcext:value-type="string">
            <text:p>Raczej równe spotkani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uenca – Aucas</text:p>
          </table:table-cell>
          <table:table-cell office:value-type="string" calcext:value-type="string">
            <text:p>http://www.teradeportes.com/2-2-aucas-empato-a-deportivo-cuenca-con-doblete-de-esteban-solari-verdugo-de-su-exclub-vide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lfin – River</text:p>
          </table:table-cell>
          <table:table-cell office:value-type="string" calcext:value-type="string">
            <text:p>http://www.teradeportes.com/0-2-river-consiguio-una-merecida-victoria-en-el-jocay-frente-a-un-delfin-que-no-jugo-a-nada-video</text:p>
          </table:table-cell>
          <table:table-cell office:value-type="string" calcext:value-type="string">
            <text:p>Zasłużone zwyciestwo Riv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DU Quito – Del Valle</text:p>
          </table:table-cell>
          <table:table-cell office:value-type="string" calcext:value-type="string">
            <text:p>http://www.teradeportes.com/0-0-liga-de-quito-e-independiente-del-valle-igualaron-sin-goles-en-juego-diferido-de-la-segunda-jor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6.03 – 27.0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ushuc Runa – Cuenca</text:p>
          </table:table-cell>
          <table:table-cell office:value-type="string" calcext:value-type="string">
            <text:p>http://www.teradeportes.com/0-1-deportivo-cuenca-se-impuso-por-la-minima-ante-mushuc-runa-de-visita-en-el-bellavista-video</text:p>
          </table:table-cell>
          <table:table-cell office:value-type="string" calcext:value-type="string">
            <text:p>http://www.meczyki.pl/wyniki-meczu-mushuc-runa-deportivo-cuenca-2192838-event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uerza – Delfin</text:p>
          </table:table-cell>
          <table:table-cell office:value-type="string" calcext:value-type="string">
            <text:p>http://www.teradeportes.com/2-2-con-un-inspirado-wagner-valencia-fuerza-amarilla-le-dio-la-vuelta-al-marcador-y-rescato-un-punto</text:p>
          </table:table-cell>
          <table:table-cell office:value-type="string" calcext:value-type="string">
            <text:p>http://www.meczyki.pl/wyniki-meczu-fuerza-amarilla-delfin-2192839-eve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 dwóch straconych golach fuerza dopiero zaczela mocniej atakowac</text:p>
          </table:table-cell>
          <table:table-cell/>
        </table:table-row>
        <table:table-row table:style-name="ro1">
          <table:table-cell office:value-type="string" calcext:value-type="string">
            <text:p>Catolica – Del Valle</text:p>
          </table:table-cell>
          <table:table-cell office:value-type="string" calcext:value-type="string">
            <text:p>http://www.teradeportes.com/0-0-con-galindez-salvador-universidad-catolica-consiguio-un-punto-importante-frente-al-independiente</text:p>
          </table:table-cell>
          <table:table-cell office:value-type="string" calcext:value-type="string">
            <text:p>http://www.meczyki.pl/wyniki-meczu-universidad-catolica-independiente-del-valle-2192834-eve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 pierwszej polowie przewaga Catolici, potem rowno, z obu stron szanse</text:p>
          </table:table-cell>
          <table:table-cell/>
        </table:table-row>
        <table:table-row table:style-name="ro1">
          <table:table-cell office:value-type="string" calcext:value-type="string">
            <text:p>Barcelona – LDU Quito</text:p>
          </table:table-cell>
          <table:table-cell office:value-type="string" calcext:value-type="string">
            <text:p>http://www.teradeportes.com/5-0-fiesta-en-el-monumental-barcelona-gano-gusto-y-goleo-a-liga-de-quito-que-sufrio-la-ley-del-ex-vi</text:p>
          </table:table-cell>
          <table:table-cell office:value-type="string" calcext:value-type="string">
            <text:p>http://www.meczyki.pl/wyniki-meczu-barcelona-ldu-quito-2192837-event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ucas – Nacional</text:p>
          </table:table-cell>
          <table:table-cell office:value-type="string" calcext:value-type="string">
            <text:p>http://www.teradeportes.com/0-0-aucas-no-pudo-contra-el-nacional-que-jugo-con-10-hombres-y-con-su-arquero-bone-inspirado-video</text:p>
          </table:table-cell>
          <table:table-cell office:value-type="string" calcext:value-type="string">
            <text:p>http://www.meczyki.pl/wyniki-meczu-aucas-el-nacional-2192835-event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02.04 – 03.04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iver Plate – Catolica</text:p>
          </table:table-cell>
          <table:table-cell office:value-type="string" calcext:value-type="string">
            <text:p>http://www.teradeportes.com/1-0-river-vuelve-a-ganar-en-guayaquil-con-un-solitario-gol-de-geovanny-caicedo-se-impuso-a-catolica</text:p>
          </table:table-cell>
          <table:table-cell office:value-type="string" calcext:value-type="string">
            <text:p>http://www.meczyki.pl/wyniki-meczu-river-plate-universidad-catolica-2192842-eve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yrownany mecz</text:p>
          </table:table-cell>
          <table:table-cell/>
        </table:table-row>
        <table:table-row table:style-name="ro1">
          <table:table-cell office:value-type="string" calcext:value-type="string">
            <text:p>Emelec – Fuerza</text:p>
          </table:table-cell>
          <table:table-cell office:value-type="string" calcext:value-type="string">
            <text:p>http://www.teradeportes.com/2-1-emelec-tuvo-a-fuerza-amarilla-para-golearlo-pero-lo-vencio-con-apuros-video</text:p>
          </table:table-cell>
          <table:table-cell office:value-type="string" calcext:value-type="string">
            <text:p>http://www.meczyki.pl/wyniki-meczu-emelec-fuerza-amarilla-2192843-eve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melec przewaga i więcej okazji</text:p>
          </table:table-cell>
          <table:table-cell/>
        </table:table-row>
        <table:table-row table:style-name="ro1">
          <table:table-cell office:value-type="string" calcext:value-type="string">
            <text:p>Nacional – LDU Quito</text:p>
          </table:table-cell>
          <table:table-cell office:value-type="string" calcext:value-type="string">
            <text:p>http://www.teradeportes.com/1-1-diablito-lara-marca-su-centenar-de-goles-y-rescata-un-punto-importantisimo-para-el-nacional-vide</text:p>
          </table:table-cell>
          <table:table-cell office:value-type="string" calcext:value-type="string">
            <text:p>http://www.meczyki.pl/wyniki-meczu-el-nacional-ldu-quito-2192840-eve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kazje z obu stron</text:p>
          </table:table-cell>
          <table:table-cell/>
        </table:table-row>
        <table:table-row table:style-name="ro1">
          <table:table-cell office:value-type="string" calcext:value-type="string">
            <text:p>Cuenca – Barcelona</text:p>
          </table:table-cell>
          <table:table-cell office:value-type="string" calcext:value-type="string">
            <text:p>http://www.teradeportes.com/1-2-barcelona-mas-puntero-que-nunca-luego-de-una-sufrida-victoria-en-cuenca-video</text:p>
          </table:table-cell>
          <table:table-cell office:value-type="string" calcext:value-type="string">
            <text:p>http://www.meczyki.pl/wyniki-meczu-deportivo-cuenca-barcelona-2192845-eve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wny mecz co najmniej, jak przegrywala Cuenca więcej atakowala</text:p>
          </table:table-cell>
          <table:table-cell/>
        </table:table-row>
        <table:table-row table:style-name="ro1">
          <table:table-cell office:value-type="string" calcext:value-type="string">
            <text:p>Del Valle – Mushuc</text:p>
          </table:table-cell>
          <table:table-cell/>
          <table:table-cell office:value-type="string" calcext:value-type="string">
            <text:p>http://www.meczyki.pl/wyniki-meczu-independiente-del-valle-mushuc-runa-2192841-event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lfin – Aucas</text:p>
          </table:table-cell>
          <table:table-cell office:value-type="string" calcext:value-type="string">
            <text:p>http://www.teradeportes.com/0-0-con-un-futbol-muy-defensivo-aucas-consigue-un-importante-punto-en-el-jocay-frente-a-delfin-video</text:p>
          </table:table-cell>
          <table:table-cell office:value-type="string" calcext:value-type="string">
            <text:p>http://www.meczyki.pl/wyniki-meczu-delfin-aucas-2192844-eve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zewaga i okazje Delfi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09.04-10.04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tolica – Delfin</text:p>
          </table:table-cell>
          <table:table-cell office:value-type="string" calcext:value-type="string">
            <text:p>http://www.teradeportes.com/1-0-delfin-no-estuvo-a-la-altura-en-su-visita-al-atahualpa-y-cayo-por-la-minima-ante-catolica-video</text:p>
          </table:table-cell>
          <table:table-cell office:value-type="string" calcext:value-type="string">
            <text:p>http://www.meczyki.pl/wyniki-meczu-universidad-catolica-delfin-2192846-eve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zewaga Catolici</text:p>
          </table:table-cell>
          <table:table-cell/>
        </table:table-row>
        <table:table-row table:style-name="ro1">
          <table:table-cell office:value-type="string" calcext:value-type="string">
            <text:p>Mushuc Runa – Nacional</text:p>
          </table:table-cell>
          <table:table-cell office:value-type="string" calcext:value-type="string">
            <text:p>http://www.teradeportes.com/0-2-con-una-excelente-actuacion-de-bone-el-nacional-logro-importante-victoria-de-visita-frente-al-mu</text:p>
          </table:table-cell>
          <table:table-cell office:value-type="string" calcext:value-type="string">
            <text:p>https://www.youtube.com/watch?v=0Rd2FCQ0zV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cional na początku atakowal, potem Mushuc probowala wyrownac</text:p>
          </table:table-cell>
          <table:table-cell/>
        </table:table-row>
        <table:table-row table:style-name="ro1">
          <table:table-cell office:value-type="string" calcext:value-type="string">
            <text:p>Fuerza – River Plate</text:p>
          </table:table-cell>
          <table:table-cell office:value-type="string" calcext:value-type="string">
            <text:p>http://www.teradeportes.com/0-2-river-consigue-su-tercera-victoria-consecutiva-luego-de-imponerse-a-fuerza-amarilla-que-jugo-con</text:p>
          </table:table-cell>
          <table:table-cell office:value-type="string" calcext:value-type="string">
            <text:p>http://www.meczyki.pl/wyniki-meczu-fuerza-amarilla-river-plate-2192851-eve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 czerwonej River przewazal</text:p>
          </table:table-cell>
          <table:table-cell/>
        </table:table-row>
        <table:table-row table:style-name="ro1">
          <table:table-cell office:value-type="string" calcext:value-type="string">
            <text:p>LDU Quito – Cuenca</text:p>
          </table:table-cell>
          <table:table-cell office:value-type="string" calcext:value-type="string">
            <text:p>http://www.teradeportes.com/0-1-liga-de-quito-no-pudo-contra-hamilton-piedra-y-cayo-derrotado-por-la-minima-ante-el-deportivo-cu</text:p>
          </table:table-cell>
          <table:table-cell office:value-type="string" calcext:value-type="string">
            <text:p>http://www.meczyki.pl/wyniki-meczu-ldu-quito-deportivo-cuenca-2192848-eve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enca dobrze w pierwszej polowie, w drugiej LDU atakowalo po stracie bramki</text:p>
          </table:table-cell>
          <table:table-cell/>
        </table:table-row>
        <table:table-row table:style-name="ro1">
          <table:table-cell office:value-type="string" calcext:value-type="string">
            <text:p>Barcelona – Del Valle</text:p>
          </table:table-cell>
          <table:table-cell office:value-type="string" calcext:value-type="string">
            <text:p>http://www.teradeportes.com/3-2-barcelona-vencio-a-independiente-del-valle-en-el-monumental-y-es-el-unico-puntero-del-torneo-vid</text:p>
          </table:table-cell>
          <table:table-cell office:value-type="string" calcext:value-type="string">
            <text:p>http://www.meczyki.pl/wyniki-meczu-barcelona-independiente-del-valle-2192849-eve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ięcej atakowała Barcelona</text:p>
          </table:table-cell>
          <table:table-cell/>
        </table:table-row>
        <table:table-row table:style-name="ro1">
          <table:table-cell office:value-type="string" calcext:value-type="string">
            <text:p>Aucas – Emelec</text:p>
          </table:table-cell>
          <table:table-cell office:value-type="string" calcext:value-type="string">
            <text:p>http://www.teradeportes.com/1-2-en-un-partido-emocionante-aucas-no-pudo-contra-el-emelec-cayendo-de-local-en-el-pozo-ripalda-vid</text:p>
          </table:table-cell>
          <table:table-cell office:value-type="string" calcext:value-type="string">
            <text:p>http://www.meczyki.pl/wyniki-meczu-aucas-emelec-2192847-eve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yba lepiej Emele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0.04-07.05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melec – Aucas</text:p>
          </table:table-cell>
          <table:table-cell office:value-type="string" calcext:value-type="string">
            <text:p>http://www.teradeportes.com/4-0-fiesta-de-goles-en-el-alberto-spencer-emelec-se-impuso-por-goleada-al-aucas-con-doblete-de-guanc</text:p>
          </table:table-cell>
          <table:table-cell office:value-type="string" calcext:value-type="string">
            <text:p>http://www.meczyki.pl/wyniki-meczu-emelec-aucas-2192915-eve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uża przewaga Emelec</text:p>
          </table:table-cell>
          <table:table-cell/>
        </table:table-row>
        <table:table-row table:style-name="ro1">
          <table:table-cell office:value-type="string" calcext:value-type="string">
            <text:p>Cuenca – LDU Quito</text:p>
          </table:table-cell>
          <table:table-cell office:value-type="string" calcext:value-type="string">
            <text:p>http://www.teradeportes.com/1-0-liga-de-quito-tropieza-con-la-misma-piedra-deportivo-cuenca-volvio-a-ganarle-a-liga-video</text:p>
          </table:table-cell>
          <table:table-cell office:value-type="string" calcext:value-type="string">
            <text:p>http://www.meczyki.pl/wyniki-meczu-deportivo-cuenca-ldu-quito-2192917-eve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yrównany, może lekko na LDU</text:p>
          </table:table-cell>
          <table:table-cell/>
        </table:table-row>
        <table:table-row table:style-name="ro1">
          <table:table-cell office:value-type="string" calcext:value-type="string">
            <text:p>Delfin – Catolica</text:p>
          </table:table-cell>
          <table:table-cell office:value-type="string" calcext:value-type="string">
            <text:p>http://www.teradeportes.com/0-0-empate-con-sabor-a-derrota-delfin-y-universidad-catolica-dividieron-honores-en-el-estadio-modelo</text:p>
          </table:table-cell>
          <table:table-cell office:value-type="string" calcext:value-type="string">
            <text:p>http://www.meczyki.pl/wyniki-meczu-delfin-universidad-catolica-2192916-eve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yrównany</text:p>
          </table:table-cell>
          <table:table-cell/>
        </table:table-row>
        <table:table-row table:style-name="ro1">
          <table:table-cell office:value-type="string" calcext:value-type="string">
            <text:p>Catolica – River Plate</text:p>
          </table:table-cell>
          <table:table-cell office:value-type="string" calcext:value-type="string">
            <text:p>http://www.teradeportes.com/3-0-universidad-catolica-goleo-a-river-ecuador-en-el-atahualpa-video</text:p>
          </table:table-cell>
          <table:table-cell office:value-type="string" calcext:value-type="string">
            <text:p>http://www.meczyki.pl/wyniki-meczu-universidad-catolica-river-plate-2192906-eve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uża przewaga Catolici</text:p>
          </table:table-cell>
          <table:table-cell/>
        </table:table-row>
        <table:table-row table:style-name="ro1">
          <table:table-cell office:value-type="string" calcext:value-type="string">
            <text:p>Fuerza – Emelec</text:p>
          </table:table-cell>
          <table:table-cell office:value-type="string" calcext:value-type="string">
            <text:p>http://www.teradeportes.com/1-2-emelec-logro-un-importante-triunfo-en-su-visita-a-fuerza-amarilla-goles</text:p>
          </table:table-cell>
          <table:table-cell office:value-type="string" calcext:value-type="string">
            <text:p>http://www.meczyki.pl/wyniki-meczu-fuerza-amarilla-emelec-2192911-event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ucas – Delfiin</text:p>
          </table:table-cell>
          <table:table-cell office:value-type="string" calcext:value-type="string">
            <text:p>http://www.teradeportes.com/2-2-empate-con-sabor-a-derrota-aucas-no-pudo-contra-el-delfin-en-la-caldera-del-sur-video</text:p>
          </table:table-cell>
          <table:table-cell office:value-type="string" calcext:value-type="string">
            <text:p>http://www.meczyki.pl/wyniki-meczu-aucas-delfin-2192907-eve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ut lepiej Aucas</text:p>
          </table:table-cell>
          <table:table-cell/>
        </table:table-row>
        <table:table-row table:style-name="ro1">
          <table:table-cell office:value-type="string" calcext:value-type="string">
            <text:p>LDU Quito – Nacional</text:p>
          </table:table-cell>
          <table:table-cell office:value-type="string" calcext:value-type="string">
            <text:p>http://www.teradeportes.com/1-2-liga-de-quito-no-pudo-contra-el-nacional-y-se-estanca-en-el-ultimo-lugar-de-la-tabla-video</text:p>
          </table:table-cell>
          <table:table-cell office:value-type="string" calcext:value-type="string">
            <text:p>http://www.meczyki.pl/wyniki-meczu-ldu-quito-el-nacional-2192908-event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rcelona – Cuenca</text:p>
          </table:table-cell>
          <table:table-cell office:value-type="string" calcext:value-type="string">
            <text:p>http://www.teradeportes.com/2-2-barcelona-no-pudo-contra-el-deportivo-cuenca-en-el-monumental-y-deja-de-ser-puntero-del-campeona</text:p>
          </table:table-cell>
          <table:table-cell office:value-type="string" calcext:value-type="string">
            <text:p>http://www.meczyki.pl/wyniki-meczu-barcelona-deportivo-cuenca-2192909-events</text:p>
          </table:table-cell>
          <table:table-cell/>
        </table:table-row>
      </table:table>
      <table:table table:name="Bolivia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12.03-17.03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acional Potosi – San Jose</text:p>
          </table:table-cell>
          <table:table-cell office:value-type="string" calcext:value-type="string">
            <text:p>http://www.la-razon.com/marcas/San-Jose-punto-Potosi-Nacional_0_2453754608.html</text:p>
          </table:table-cell>
          <table:table-cell office:value-type="string" calcext:value-type="string">
            <text:p>https://www.youtube.com/watch?v=xGGcYlujxf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etrolero – Wilstermann</text:p>
          </table:table-cell>
          <table:table-cell office:value-type="string" calcext:value-type="string">
            <text:p>http://www.paginasiete.bo/campeones/2016/3/13/petrolero-chaco-golea-quita-invicto-wilstermann-89746.html</text:p>
          </table:table-cell>
          <table:table-cell office:value-type="string" calcext:value-type="string">
            <text:p>https://www.youtube.com/watch?v=WChIaf5LIg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 Strongest – Real Potosi</text:p>
          </table:table-cell>
          <table:table-cell office:value-type="string" calcext:value-type="string">
            <text:p>http://www.paginasiete.bo/campeones/2016/3/13/strongest-impone-problemas-real-potosi-89747.html</text:p>
          </table:table-cell>
          <table:table-cell office:value-type="string" calcext:value-type="string">
            <text:p>https://www.youtube.com/watch?v=DGIx1w0GA7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cre – Bolivar</text:p>
          </table:table-cell>
          <table:table-cell office:value-type="string" calcext:value-type="string">
            <text:p>http://www.la-razon.com/marcas/Bolivar-queda-pierde_0_2453754609.html</text:p>
          </table:table-cell>
          <table:table-cell office:value-type="string" calcext:value-type="string">
            <text:p>https://www.youtube.com/watch?v=RFYbKq0Y0Co</text:p>
          </table:table-cell>
        </table:table-row>
        <table:table-row table:style-name="ro1">
          <table:table-cell/>
          <table:table-cell office:value-type="string" calcext:value-type="string">
            <text:p>zmiany w bolivarze</text:p>
          </table:table-cell>
          <table:table-cell/>
        </table:table-row>
        <table:table-row table:style-name="ro1">
          <table:table-cell office:value-type="string" calcext:value-type="string">
            <text:p>Ciclon – Oriente</text:p>
          </table:table-cell>
          <table:table-cell office:value-type="string" calcext:value-type="string">
            <text:p>http://www.jornadanet.com/n.php?a=127079-1</text:p>
          </table:table-cell>
          <table:table-cell office:value-type="string" calcext:value-type="string">
            <text:p>https://www.youtube.com/watch?v=yP8jlOHs3aU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7.03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riente – Bolivar</text:p>
          </table:table-cell>
          <table:table-cell office:value-type="string" calcext:value-type="string">
            <text:p>http://www.erbol.com.bo/noticia/deportes/16032016/oriente_petrolero_evita_que_bolivar_alcance_la_punta</text:p>
          </table:table-cell>
          <table:table-cell office:value-type="string" calcext:value-type="string">
            <text:p>https://www.youtube.com/watch?v=wVPRCC9oGF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iente więcej sytuacji, Bolivar tez cos tworzyl, ale generalnie fizycznie za slabi</text:p>
          </table:table-cell>
        </table:table-row>
        <table:table-row table:style-name="ro1">
          <table:table-cell office:value-type="string" calcext:value-type="string">
            <text:p>02.04-04.0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lstermann – Ciclon</text:p>
          </table:table-cell>
          <table:table-cell office:value-type="string" calcext:value-type="string">
            <text:p>http://diez.bo/futbol/2016/04/01/wilstermann-ciclon-0-0-sigue-minuto-minuto-11162</text:p>
          </table:table-cell>
          <table:table-cell office:value-type="string" calcext:value-type="string">
            <text:p>https://www.youtube.com/watch?v=0iplHKjc8m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lstermann chyba nie mial jakiejs duzej przewagi</text:p>
          </table:table-cell>
        </table:table-row>
        <table:table-row table:style-name="ro1">
          <table:table-cell office:value-type="string" calcext:value-type="string">
            <text:p>Sport Boys – Sucre</text:p>
          </table:table-cell>
          <table:table-cell table:number-columns-repeated="2" office:value-type="string" calcext:value-type="string">
            <text:p>http://diez.bo/futbol/2016/04/02/sport-boys-sucre-0-0-sigue-primer-tiempo-111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lka szans więcej dla Sport Boys, ale nic specjalnego</text:p>
          </table:table-cell>
        </table:table-row>
        <table:table-row table:style-name="ro1">
          <table:table-cell office:value-type="string" calcext:value-type="string">
            <text:p>San Jose – Strongest</text:p>
          </table:table-cell>
          <table:table-cell office:value-type="string" calcext:value-type="string">
            <text:p>http://diez.bo/futbol/2016/04/03/san-jose-strongest-0-0-sigue-minuto-minuto-11195</text:p>
          </table:table-cell>
          <table:table-cell office:value-type="string" calcext:value-type="string">
            <text:p>https://www.youtube.com/watch?v=Qy9Nsz-TNb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ecej atakow i posiadania Strongest, ale bledy w defensywie</text:p>
          </table:table-cell>
        </table:table-row>
        <table:table-row table:style-name="ro1">
          <table:table-cell office:value-type="string" calcext:value-type="string">
            <text:p>Real Potosi – Petrolero</text:p>
          </table:table-cell>
          <table:table-cell office:value-type="string" calcext:value-type="string">
            <text:p>http://diez.bo/futbol/2016/04/03/real-potosi-petrolero-0-0-sigue-primer-tiempo-11198</text:p>
          </table:table-cell>
          <table:table-cell office:value-type="string" calcext:value-type="string">
            <text:p>https://www.youtube.com/watch?v=Y45z7_I8-f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al Potosi nie był w stanie efektywnie atakowac i stwarzac sytuacji, a Petrolero dobrze bronilo i wyprowadzilo kontry</text:p>
          </table:table-cell>
        </table:table-row>
        <table:table-row table:style-name="ro1">
          <table:table-cell office:value-type="string" calcext:value-type="string">
            <text:p>Bolivar – Nacional</text:p>
          </table:table-cell>
          <table:table-cell office:value-type="string" calcext:value-type="string">
            <text:p>http://diez.bo/futbol/2016/04/02/bolivar-nacional-p-0-0-sigue-primer-tiempo-11184</text:p>
          </table:table-cell>
          <table:table-cell office:value-type="string" calcext:value-type="string">
            <text:p>https://www.youtube.com/watch?v=oRCQ1jw-n_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riente – Blooming</text:p>
          </table:table-cell>
          <table:table-cell office:value-type="string" calcext:value-type="string">
            <text:p>http://diez.bo/futbol/2016/04/03/oriente-blooming-sigue-previa-minuto-minuto-11199</text:p>
          </table:table-cell>
          <table:table-cell office:value-type="string" calcext:value-type="string">
            <text:p>https://www.youtube.com/watch?v=HZqhhyCw-Y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cz bez okazji wielu, pod tym wzgledem rowny, niby przy pilce Oriente więcej</text:p>
          </table:table-cell>
        </table:table-row>
        <table:table-row table:style-name="ro1">
          <table:table-cell office:value-type="string" calcext:value-type="string">
            <text:p>09.04 – 10.0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etrolero – The Strongest</text:p>
          </table:table-cell>
          <table:table-cell office:value-type="string" calcext:value-type="string">
            <text:p>http://diez.bo/futbol/2016/04/09/petrolero-tigre-0-0-sigue-previa-aqui-11327</text:p>
          </table:table-cell>
          <table:table-cell office:value-type="string" calcext:value-type="string">
            <text:p>https://www.youtube.com/watch?v=JGC2ZXKVD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ongest gralo rezerwami, generalnie więcej atakow Petrolero</text:p>
          </table:table-cell>
        </table:table-row>
        <table:table-row table:style-name="ro1">
          <table:table-cell office:value-type="string" calcext:value-type="string">
            <text:p>Nacional – Sport Boys</text:p>
          </table:table-cell>
          <table:table-cell office:value-type="string" calcext:value-type="string">
            <text:p>http://diez.bo/futbol/2016/04/09/nacional-potosi-sport-boys-0-0-sigue-minuto-minuto-11332</text:p>
          </table:table-cell>
          <table:table-cell office:value-type="string" calcext:value-type="string">
            <text:p>https://www.youtube.com/watch?v=QeHxgOOG1P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cre – Oriente</text:p>
          </table:table-cell>
          <table:table-cell office:value-type="string" calcext:value-type="string">
            <text:p>http://diez.bo/futbol/2016/04/10/universitario-oriente-0-0-sigue-minuto-minuto-11348</text:p>
          </table:table-cell>
          <table:table-cell office:value-type="string" calcext:value-type="string">
            <text:p>https://www.youtube.com/watch?v=oPK2chEf2-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zewaga i okazje Sucre</text:p>
          </table:table-cell>
        </table:table-row>
        <table:table-row table:style-name="ro1">
          <table:table-cell office:value-type="string" calcext:value-type="string">
            <text:p>Ciclon – Real Potosi</text:p>
          </table:table-cell>
          <table:table-cell office:value-type="string" calcext:value-type="string">
            <text:p>http://diez.bo/futbol/2016/04/10/ciclon-real-potosi-0-0-sigue-primera-parte-11350</text:p>
          </table:table-cell>
          <table:table-cell office:value-type="string" calcext:value-type="string">
            <text:p>https://www.youtube.com/watch?v=armsIGNkIF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livar – San Jose</text:p>
          </table:table-cell>
          <table:table-cell office:value-type="string" calcext:value-type="string">
            <text:p>http://diez.bo/futbol/2016/04/10/bolivar-san-jose-0-0-sigue-primera-parte-11349</text:p>
          </table:table-cell>
          <table:table-cell office:value-type="string" calcext:value-type="string">
            <text:p>https://www.youtube.com/watch?v=DupAEiPEUa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akował głównie Bolivar</text:p>
          </table:table-cell>
        </table:table-row>
        <table:table-row table:style-name="ro1">
          <table:table-cell office:value-type="string" calcext:value-type="string">
            <text:p>Blooming – Wilstermann</text:p>
          </table:table-cell>
          <table:table-cell office:value-type="string" calcext:value-type="string">
            <text:p>http://diez.bo/futbol/2016/04/10/blooming-wilstermann-0-0-sigue-minuto-minuto-11351</text:p>
          </table:table-cell>
          <table:table-cell office:value-type="string" calcext:value-type="string">
            <text:p>https://www.youtube.com/watch?v=grdA0K_TsB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6.04 – 18.0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al Potosi – Blooming</text:p>
          </table:table-cell>
          <table:table-cell/>
          <table:table-cell office:value-type="string" calcext:value-type="string">
            <text:p>https://www.youtube.com/watch?v=F2Qjr1uL5dw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lstermann – Sucre</text:p>
          </table:table-cell>
          <table:table-cell office:value-type="string" calcext:value-type="string">
            <text:p>http://www.la-razon.com/marcas/Wilster-puntero-suma_0_2474752513.html</text:p>
          </table:table-cell>
          <table:table-cell office:value-type="string" calcext:value-type="string">
            <text:p>https://www.youtube.com/watch?v=fGk9nuQ_nQQ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ęcej okazji Wilstermann</text:p>
          </table:table-cell>
        </table:table-row>
        <table:table-row table:style-name="ro1">
          <table:table-cell office:value-type="string" calcext:value-type="string">
            <text:p>The Strongest – Ciclon</text:p>
          </table:table-cell>
          <table:table-cell office:value-type="string" calcext:value-type="string">
            <text:p>http://www.laprensa.com.bo/diario/accion/futbol-nacional/20160418/the-strongest-supero-a-ciclon-por-4-2_76993_133736.html</text:p>
          </table:table-cell>
          <table:table-cell office:value-type="string" calcext:value-type="string">
            <text:p>https://www.youtube.com/watch?v=zocOF2n1qE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piej The Strongest</text:p>
          </table:table-cell>
        </table:table-row>
        <table:table-row table:style-name="ro1">
          <table:table-cell office:value-type="string" calcext:value-type="string">
            <text:p>San Jose – Petrolero</text:p>
          </table:table-cell>
          <table:table-cell office:value-type="string" calcext:value-type="string">
            <text:p>http://eju.tv/2016/04/petrolero-golea-a-ciclon-y-consolida-su-tercer-lugar/</text:p>
          </table:table-cell>
          <table:table-cell office:value-type="string" calcext:value-type="string">
            <text:p>https://www.youtube.com/watch?v=M5jWw7uVYs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kazje i przewaga San Jose</text:p>
          </table:table-cell>
        </table:table-row>
        <table:table-row table:style-name="ro1">
          <table:table-cell office:value-type="string" calcext:value-type="string">
            <text:p>Oriente – Nacional</text:p>
          </table:table-cell>
          <table:table-cell office:value-type="string" calcext:value-type="string">
            <text:p>http://www.facetasdeportivastv.com/oriente-gana-a-nacional-sin-convencer/</text:p>
          </table:table-cell>
          <table:table-cell office:value-type="string" calcext:value-type="string">
            <text:p>https://www.youtube.com/watch?v=VP5bJX7O0v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kazje Oriente</text:p>
          </table:table-cell>
        </table:table-row>
        <table:table-row table:style-name="ro1">
          <table:table-cell office:value-type="string" calcext:value-type="string">
            <text:p>Sport Boys – Bolivar</text:p>
          </table:table-cell>
          <table:table-cell office:value-type="string" calcext:value-type="string">
            <text:p>http://eju.tv/2016/04/bolivar-logra-empate-1-1-sport-boys-santa-cruz/</text:p>
          </table:table-cell>
          <table:table-cell office:value-type="string" calcext:value-type="string">
            <text:p>https://www.youtube.com/watch?v=M_u4kEvqNa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4.0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cre – Strongest</text:p>
          </table:table-cell>
          <table:table-cell office:value-type="string" calcext:value-type="string">
            <text:p>http://www.opinion.com.bo/opinion/articulos/2016/0425/noticias.php?id=188518</text:p>
          </table:table-cell>
          <table:table-cell office:value-type="string" calcext:value-type="string">
            <text:p>https://www.youtube.com/watch?v=S7nk6O-wOA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ole po błędach strongest, tak to mecz może nawet Strongest mialo przewage</text:p>
          </table:table-cell>
        </table:table-row>
        <table:table-row table:style-name="ro1">
          <table:table-cell office:value-type="string" calcext:value-type="string">
            <text:p>Sport Boys – Oriente</text:p>
          </table:table-cell>
          <table:table-cell/>
          <table:table-cell office:value-type="string" calcext:value-type="string">
            <text:p>https://www.youtube.com/watch?v=9sDF4asNEs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ść wyrównany, z lekkim wskazaniem na Oriente</text:p>
          </table:table-cell>
        </table:table-row>
        <table:table-row table:style-name="ro1">
          <table:table-cell office:value-type="string" calcext:value-type="string">
            <text:p>San Jose – Ciclon</text:p>
          </table:table-cell>
          <table:table-cell office:value-type="string" calcext:value-type="string">
            <text:p>http://correodelsur.com/deporte/20160424_san-jose-humilla-a-ciclon-con-una-goleada-y-sube-en-la-tabla.html</text:p>
          </table:table-cell>
          <table:table-cell office:value-type="string" calcext:value-type="string">
            <text:p>https://www.youtube.com/watch?v=CltWwWpt1D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piej San Jose</text:p>
          </table:table-cell>
        </table:table-row>
        <table:table-row table:style-name="ro1">
          <table:table-cell office:value-type="string" calcext:value-type="string">
            <text:p>Nacional – Real Potosi</text:p>
          </table:table-cell>
          <table:table-cell office:value-type="string" calcext:value-type="string">
            <text:p>http://www.paginasiete.bo/campeones/2016/4/25/real-potosi-gana-clasico-hunde-nacional-potosi-94389.htm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livar – Wilstermann</text:p>
          </table:table-cell>
          <table:table-cell office:value-type="string" calcext:value-type="string">
            <text:p>http://depor.com/futbol-internacional/bolivar-vs-jorge-wilstermann-vivo-liga-bolivia-1070238</text:p>
          </table:table-cell>
          <table:table-cell office:value-type="string" calcext:value-type="string">
            <text:p>https://www.youtube.com/watch?v=HPXHEL2bR-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piej Wilstermann</text:p>
          </table:table-cell>
        </table:table-row>
        <table:table-row table:style-name="ro1">
          <table:table-cell office:value-type="string" calcext:value-type="string">
            <text:p>Blooming – Petrolero</text:p>
          </table:table-cell>
          <table:table-cell office:value-type="string" calcext:value-type="string">
            <text:p>http://www.opinion.com.bo/opinion/articulos/2016/0424/noticias.php?id=188460</text:p>
          </table:table-cell>
          <table:table-cell office:value-type="string" calcext:value-type="string">
            <text:p>https://www.youtube.com/watch?v=42NTnZ3qF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oming lepiej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0.04-01.0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n Jose – Blooming</text:p>
          </table:table-cell>
          <table:table-cell office:value-type="string" calcext:value-type="string">
            <text:p>http://www.paginasiete.bo/campeones/2016/5/1/blooming-robo-punto-jose-95044.html</text:p>
          </table:table-cell>
          <table:table-cell office:value-type="string" calcext:value-type="string">
            <text:p>https://www.youtube.com/watch?v=E_rjii4tAZ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zewaga San Joses</text:p>
          </table:table-cell>
        </table:table-row>
        <table:table-row table:style-name="ro1">
          <table:table-cell office:value-type="string" calcext:value-type="string">
            <text:p>Real Potosi – Sport Boys</text:p>
          </table:table-cell>
          <table:table-cell office:value-type="string" calcext:value-type="string">
            <text:p>http://www.la-razon.com/marcas/futbol/Real-Potosi-puede-hacer-penal_0_2482551722.html</text:p>
          </table:table-cell>
          <table:table-cell office:value-type="string" calcext:value-type="string">
            <text:p><text:a xlink:href="https://www.youtube.com/watch?v=nczoHtleiTM" xlink:type="simple">https://www.youtube.com/watch?v=nczoHtleiTM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zewaga Real Potosi</text:p>
          </table:table-cell>
        </table:table-row>
        <table:table-row table:style-name="ro1">
          <table:table-cell office:value-type="string" calcext:value-type="string">
            <text:p>Sucre – Ciclon</text:p>
          </table:table-cell>
          <table:table-cell office:value-type="string" calcext:value-type="string">
            <text:p>http://eju.tv/2016/05/universitario-no-perdona-a-ciclon-en-sucre-3-0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ewnie Sucre</text:p>
          </table:table-cell>
        </table:table-row>
        <table:table-row table:style-name="ro1">
          <table:table-cell office:value-type="string" calcext:value-type="string">
            <text:p>Nacional Potosi – Petrolero</text:p>
          </table:table-cell>
          <table:table-cell office:value-type="string" calcext:value-type="string">
            <text:p>http://eju.tv/2016/05/nacional-potosi-supero-a-petrolero-jugando-en-casa/</text:p>
          </table:table-cell>
          <table:table-cell office:value-type="string" calcext:value-type="string">
            <text:p>https://www.youtube.com/watch?v=wpIrRSWCeO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livar – Strongest</text:p>
          </table:table-cell>
          <table:table-cell office:value-type="string" calcext:value-type="string">
            <text:p>http://depor.com/futbol-internacional/bolivar-vs-the-strongest-vivo-online-liga-bolivia-1070734</text:p>
          </table:table-cell>
          <table:table-cell office:value-type="string" calcext:value-type="string">
            <text:p>https://www.youtube.com/watch?v=08M6n-PKVZ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yrownany</text:p>
          </table:table-cell>
        </table:table-row>
        <table:table-row table:style-name="ro1">
          <table:table-cell office:value-type="string" calcext:value-type="string">
            <text:p>Oriente – Wilstermann</text:p>
          </table:table-cell>
          <table:table-cell office:value-type="string" calcext:value-type="string">
            <text:p>http://www.paginasiete.bo/campeones/2016/5/1/oriente-petrolero-frena-puntero-wilstermann-95135.html</text:p>
          </table:table-cell>
          <table:table-cell office:value-type="string" calcext:value-type="string">
            <text:p>https://www.youtube.com/watch?v=N_EjtYvJdu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 pierwszej polowie wyrownany, w drugiej oriente lepiej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4.05-06.0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iclon – Nacional Potosi</text:p>
          </table:table-cell>
          <table:table-cell office:value-type="string" calcext:value-type="string">
            <text:p>http://www.jornadanet.com/n.php?a=128689-1</text:p>
          </table:table-cell>
          <table:table-cell office:value-type="string" calcext:value-type="string">
            <text:p>https://www.youtube.com/watch?v=X8JLhnNKH2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lstermann – San Jose</text:p>
          </table:table-cell>
          <table:table-cell/>
          <table:table-cell office:value-type="string" calcext:value-type="string">
            <text:p>https://www.youtube.com/watch?v=GlufterZcP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etrolero – Bolivar</text:p>
          </table:table-cell>
          <table:table-cell office:value-type="string" calcext:value-type="string">
            <text:p>http://correodelsur.com/deporte/20160505_petrolero-golea-4-1-a-bolivar-y-mete-presion-a-nacional-potosi-y-ciclon.html</text:p>
          </table:table-cell>
          <table:table-cell office:value-type="string" calcext:value-type="string">
            <text:p>https://www.youtube.com/watch?v=Mt2tyqdO9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zanse dla obu</text:p>
          </table:table-cell>
        </table:table-row>
        <table:table-row table:style-name="ro1">
          <table:table-cell office:value-type="string" calcext:value-type="string">
            <text:p>Blooming – Sucre</text:p>
          </table:table-cell>
          <table:table-cell/>
          <table:table-cell office:value-type="string" calcext:value-type="string">
            <text:p>https://www.youtube.com/watch?v=5h-qkYMkBO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 Strongest – Sport Boys</text:p>
          </table:table-cell>
          <table:table-cell office:value-type="string" calcext:value-type="string">
            <text:p>http://www.laprensa.com.bo/diario/accion/futbol-nacional/20160506/the-strongest-golea-4-0-a-sport-boys-y-acecha-al_77479_134755.html</text:p>
          </table:table-cell>
          <table:table-cell office:value-type="string" calcext:value-type="string">
            <text:p>https://www.youtube.com/watch?v=U3zsfy3QF2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riente – Real Potosi</text:p>
          </table:table-cell>
          <table:table-cell/>
          <table:table-cell office:value-type="string" calcext:value-type="string">
            <text:p>https://www.youtube.com/watch?v=FjN9Sw8Tg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ęcej okazji Orient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7.05-08.0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n Jose – Sucre</text:p>
          </table:table-cell>
          <table:table-cell office:value-type="string" calcext:value-type="string">
            <text:p>http://correodelsur.com/deporte/20160507_universitario-suma-un-punto-frente-a-san-jose-en-oruro.html</text:p>
          </table:table-cell>
          <table:table-cell office:value-type="string" calcext:value-type="string">
            <text:p>https://www.youtube.com/watch?v=_ODc8fgTizU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lstermann – Real Potosi</text:p>
          </table:table-cell>
          <table:table-cell office:value-type="string" calcext:value-type="string">
            <text:p>http://www.erbol.com.bo/noticia/deportes/08052016/wilstermann_gana_ante_un_complicado_real_potosi</text:p>
          </table:table-cell>
          <table:table-cell office:value-type="string" calcext:value-type="string">
            <text:p>https://www.youtube.com/watch?v=rJAjoH9kQZ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ort Boys – Petrolero</text:p>
          </table:table-cell>
          <table:table-cell/>
          <table:table-cell office:value-type="string" calcext:value-type="string">
            <text:p>https://www.youtube.com/watch?v=r3U5ArqeSC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riente – Strongest</text:p>
          </table:table-cell>
          <table:table-cell/>
          <table:table-cell office:value-type="string" calcext:value-type="string">
            <text:p>https://www.youtube.com/watch?v=zFGeuxWudY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acional – Blooming</text:p>
          </table:table-cell>
          <table:table-cell office:value-type="string" calcext:value-type="string">
            <text:p>http://eju.tv/2016/05/blooming-volvio-a-fallar-y-nacional-no-lo-perdono/</text:p>
          </table:table-cell>
          <table:table-cell office:value-type="string" calcext:value-type="string">
            <text:p>https://www.youtube.com/watch?v=Mx50G7PbepQ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piej Nacional</text:p>
          </table:table-cell>
        </table:table-row>
        <table:table-row table:style-name="ro1">
          <table:table-cell office:value-type="string" calcext:value-type="string">
            <text:p>Bolivar – Ciclon</text:p>
          </table:table-cell>
          <table:table-cell/>
          <table:table-cell office:value-type="string" calcext:value-type="string">
            <text:p>https://www.youtube.com/watch?v=YwBX5w1cBW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piej Bolivar, ale bez calkowitej dominacji</text:p>
          </table:table-cell>
        </table:table-row>
      </table:table>
      <table:table table:name="Colombia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12.03 – 14.03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 Equidad – Petrolera</text:p>
          </table:table-cell>
          <table:table-cell office:value-type="string" calcext:value-type="string">
            <text:p>https://www.vavel.com/lat/colombia/futbol-colombiano/618154-equidad-vs-alianza-petrolera-en-vivo-y-en-directo-online.html</text:p>
          </table:table-cell>
          <table:table-cell office:value-type="string" calcext:value-type="string">
            <text:p>Do czerwonej równy mecz i dobrze grajaca Petroler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dependiente Medellin – Santa Fe</text:p>
          </table:table-cell>
          <table:table-cell office:value-type="string" calcext:value-type="string">
            <text:p>http://www.eltiempo.com/deportes/futbol-colombiano/liga-aguila-medellin-vs-santa-fe-2016-i/16535300</text:p>
          </table:table-cell>
          <table:table-cell office:value-type="string" calcext:value-type="string">
            <text:p>Wyrównany mecz, ze wskazaniem na domowych</text:p>
          </table:table-cell>
        </table:table-row>
        <table:table-row table:style-name="ro1">
          <table:table-cell/>
          <table:table-cell office:value-type="string" calcext:value-type="string">
            <text:p>http://hsbnoticias.com/noticias/deportes/f%C3%BAtbol/sufriendo-independiente-medellin-vencio-santa-fe-en-el-ata-193609</text:p>
          </table:table-cell>
          <table:table-cell/>
        </table:table-row>
        <table:table-row table:style-name="ro1">
          <table:table-cell office:value-type="string" calcext:value-type="string">
            <text:p>Envigado – Aguilas</text:p>
          </table:table-cell>
          <table:table-cell office:value-type="string" calcext:value-type="string">
            <text:p>http://hsbnoticias.com/noticias/deportes/f%C3%BAtbol/en-un-partido-emotivo-y-vibrante-rionegro-aguilas-supero-e-193606</text:p>
          </table:table-cell>
          <table:table-cell office:value-type="string" calcext:value-type="string">
            <text:p>Raczej mecz z wieloma szansami, ale jbc jeszcze raz do przeczytania</text:p>
          </table:table-cell>
        </table:table-row>
        <table:table-row table:style-name="ro1">
          <table:table-cell/>
          <table:table-cell office:value-type="string" calcext:value-type="string">
            <text:p>http://www.eltiempo.com/deportes/futbol-colombiano/liga-aguila-envigado-vs-rionegro-aguilas-2016-i/16535317</text:p>
          </table:table-cell>
          <table:table-cell/>
        </table:table-row>
        <table:table-row table:style-name="ro1">
          <table:table-cell office:value-type="string" calcext:value-type="string">
            <text:p>Patriotas – Cali</text:p>
          </table:table-cell>
          <table:table-cell office:value-type="string" calcext:value-type="string">
            <text:p>http://www.futbolred.com/liga-aguila/patriotas-le-gano-2-1-al-cali+16535320</text:p>
          </table:table-cell>
          <table:table-cell office:value-type="string" calcext:value-type="string">
            <text:p>Cali miało przewagę, ale sytuacje wykorzystali Patriotas</text:p>
          </table:table-cell>
        </table:table-row>
        <table:table-row table:style-name="ro1">
          <table:table-cell/>
          <table:table-cell office:value-type="string" calcext:value-type="string">
            <text:p>http://hsbnoticias.com/noticias/deportes/f%C3%BAtbol/patriotas-fue-de-menos-mas-y-sorprendio-un-deportivo-cal-193613</text:p>
          </table:table-cell>
          <table:table-cell/>
        </table:table-row>
        <table:table-row table:style-name="ro1">
          <table:table-cell office:value-type="string" calcext:value-type="string">
            <text:p>Once Caldas – Chico</text:p>
          </table:table-cell>
          <table:table-cell office:value-type="string" calcext:value-type="string">
            <text:p>http://www.eltiempo.com/deportes/futbol-colombiano/once-caldas-empato-0-0-con-chico-en-la-liga/16535486</text:p>
          </table:table-cell>
          <table:table-cell office:value-type="string" calcext:value-type="string">
            <text:p>Więcej sytuacji sporo miało Once Caldas</text:p>
          </table:table-cell>
        </table:table-row>
        <table:table-row table:style-name="ro1">
          <table:table-cell/>
          <table:table-cell office:value-type="string" calcext:value-type="string">
            <text:p>http://hsbnoticias.com/noticias/deportes/f%C3%BAtbol/once-caldas-y-boyaca-chico-firmaron-empate-en-el-cierre-de-l-193616</text:p>
          </table:table-cell>
          <table:table-cell/>
        </table:table-row>
        <table:table-row table:style-name="ro1">
          <table:table-cell office:value-type="string" calcext:value-type="string">
            <text:p>Huila – Pasto</text:p>
          </table:table-cell>
          <table:table-cell office:value-type="string" calcext:value-type="string">
            <text:p>http://hsbnoticias.com/noticias/deportes/f%C3%BAtbol/huila-fue-una-aplanadora-en-neiva-goleo-al-deportivo-pasto-y-19370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rtulua – Jaguares</text:p>
          </table:table-cell>
          <table:table-cell office:value-type="string" calcext:value-type="string">
            <text:p>http://hsbnoticias.com/noticias/deportes/f%C3%BAtbol/cortulua-vencio-jaguares-en-casa-y-entro-al-grupo-de-los-c-193719</text:p>
          </table:table-cell>
          <table:table-cell office:value-type="string" calcext:value-type="string">
            <text:p>Wyrównany mecz, Cortulua próbowała atakowac, ale Jaguares dobrze się bronił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caramanga – Fortaleza</text:p>
          </table:table-cell>
          <table:table-cell office:value-type="string" calcext:value-type="string">
            <text:p>http://www.eltiempo.com/deportes/futbol-colombiano/liga-aguila-bucaramanga-vs-fortaleza-2016-i/16535881</text:p>
          </table:table-cell>
          <table:table-cell office:value-type="string" calcext:value-type="string">
            <text:p>Wyrównany mecz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Junior – Tolima</text:p>
          </table:table-cell>
          <table:table-cell office:value-type="string" calcext:value-type="string">
            <text:p>http://www.eluniversal.com.co/deportes/futbol/junior-derroto-al-tolima-y-se-mantiene-lider-en-la-liga-aguila-22152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9.03 – 21.03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aguares – Junior</text:p>
          </table:table-cell>
          <table:table-cell office:value-type="string" calcext:value-type="string">
            <text:p>http://www.elheraldo.co/rincon-juniorista/junior-derrota-2-0-jaguares-y-continua-lider-en-la-liga-249740</text:p>
          </table:table-cell>
          <table:table-cell office:value-type="string" calcext:value-type="string">
            <text:p>http://www.meczyki.pl/wyniki-meczu-jaguares-de-cordoba-junior-2192008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guares probowali atakowac na początku, ale coraz gorzej im szlo. Potem coraz lepiej Junior i strzelili dwa gole</text:p>
          </table:table-cell>
        </table:table-row>
        <table:table-row table:style-name="ro1">
          <table:table-cell office:value-type="string" calcext:value-type="string">
            <text:p>Fortaleza – La Equidad</text:p>
          </table:table-cell>
          <table:table-cell office:value-type="string" calcext:value-type="string">
            <text:p>http://www.eltiempo.com/deportes/futbol-colombiano/liga-aguila-equidad-vencio-a-fortaleza/16541463</text:p>
          </table:table-cell>
          <table:table-cell office:value-type="string" calcext:value-type="string">
            <text:p>http://www.meczyki.pl/wyniki-meczu-fortaleza-la-equidad-2192011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 strzelonym golu La Equidad się dobrze broniło, Fortaleza próbowała atakować, ale nie stworzyła wielu okazji</text:p>
          </table:table-cell>
        </table:table-row>
        <table:table-row table:style-name="ro1">
          <table:table-cell office:value-type="string" calcext:value-type="string">
            <text:p>Pasto – Once Caldas</text:p>
          </table:table-cell>
          <table:table-cell office:value-type="string" calcext:value-type="string">
            <text:p>http://www.futbolred.com/liga-aguila/pasto-vencio-1-0-a-once-caldas-en-la-fecha-10-de-liga-aguila+16541436</text:p>
          </table:table-cell>
          <table:table-cell office:value-type="string" calcext:value-type="string">
            <text:p>http://www.meczyki.pl/wyniki-meczu-deportivo-pasto-once-caldas-2192006-even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llionarios – Santa Fe</text:p>
          </table:table-cell>
          <table:table-cell office:value-type="string" calcext:value-type="string">
            <text:p>http://www.publimetro.co/deportes/millonarios-vencio-2-0-a-santa-fe-y-aumento-la-crisis-roja/lmkpcu!1AE80xLYGTUYM/</text:p>
          </table:table-cell>
          <table:table-cell office:value-type="string" calcext:value-type="string">
            <text:p>http://www.meczyki.pl/wyniki-meczu-millonarios-santa-fe-2192005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 pierwszej połowie to Santa Fe grało lepiej i miało okazje, natomiast w drugiej po strzelonych golach już Millionarios dominowało</text:p>
          </table:table-cell>
        </table:table-row>
        <table:table-row table:style-name="ro1">
          <table:table-cell office:value-type="string" calcext:value-type="string">
            <text:p>Medellin – Nacional</text:p>
          </table:table-cell>
          <table:table-cell office:value-type="string" calcext:value-type="string">
            <text:p>http://www.elcolombiano.com/deportes/futbol-colombiano/medellin-y-nacional-empataron-1-1-en-el-clasico-paisa-FI3785340</text:p>
          </table:table-cell>
          <table:table-cell office:value-type="string" calcext:value-type="string">
            <text:p>http://www.meczyki.pl/wyniki-meczu-medellin-atletico-nacional-2192003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czej wyrównany mecz</text:p>
          </table:table-cell>
        </table:table-row>
        <table:table-row table:style-name="ro1">
          <table:table-cell office:value-type="string" calcext:value-type="string">
            <text:p>Cali – Cortulua</text:p>
          </table:table-cell>
          <table:table-cell office:value-type="string" calcext:value-type="string">
            <text:p>http://elpueblo.com.co/deportivo-cali-consiguio-ganarle-el-pulso-a-cortulua-en-palmaseca/</text:p>
          </table:table-cell>
          <table:table-cell office:value-type="string" calcext:value-type="string">
            <text:p>http://www.meczyki.pl/wyniki-meczu-deportivo-cali-cortulua-2192012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ochę lepiej Cali grał</text:p>
          </table:table-cell>
        </table:table-row>
        <table:table-row table:style-name="ro1">
          <table:table-cell office:value-type="string" calcext:value-type="string">
            <text:p>Aguilas – Envigado</text:p>
          </table:table-cell>
          <table:table-cell office:value-type="string" calcext:value-type="string">
            <text:p>http://www.futbolred.com/liga-aguila/rionegro-aguilas-empato-1-1-con-envigado+16541460</text:p>
          </table:table-cell>
          <table:table-cell office:value-type="string" calcext:value-type="string">
            <text:p>http://www.meczyki.pl/wyniki-meczu-rionegro-%C3%81guilas-envigado-2192009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yła jakaś przewaga Rio Negro, ale chyba niewielka</text:p>
          </table:table-cell>
        </table:table-row>
        <table:table-row table:style-name="ro1">
          <table:table-cell office:value-type="string" calcext:value-type="string">
            <text:p>Petrolera – Bucaramanga</text:p>
          </table:table-cell>
          <table:table-cell office:value-type="string" calcext:value-type="string">
            <text:p>http://www.golcaracol.com/futbol-colombiano/liga-aguila/articulo-340722-alianza-petrolera-vs-bucaramanga-liga-aguila-2016</text:p>
          </table:table-cell>
          <table:table-cell office:value-type="string" calcext:value-type="string">
            <text:p>http://www.meczyki.pl/wyniki-meczu-alianza-petrolera-atletico-bucaramanga-2192007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ęcej sytuacji Bucaramanga</text:p>
          </table:table-cell>
        </table:table-row>
        <table:table-row table:style-name="ro1">
          <table:table-cell office:value-type="string" calcext:value-type="string">
            <text:p>Tolima – Hulia</text:p>
          </table:table-cell>
          <table:table-cell office:value-type="string" calcext:value-type="string">
            <text:p>http://www.futbolred.com/liga-aguila/deportes-tolima-vencio-1-0-al-atletico-huila-en-la-fecha-10-de-la-liga-aguila+16542254</text:p>
          </table:table-cell>
          <table:table-cell office:value-type="string" calcext:value-type="string">
            <text:p>http://www.meczyki.pl/wyniki-meczu-deportes-tolima-atletico-huila-2192010-events</text:p>
          </table:table-cell>
        </table:table-row>
        <table:table-row table:style-name="ro1">
          <table:table-cell/>
          <table:table-cell office:value-type="string" calcext:value-type="string">
            <text:p>http://www.espn.com.co/futbol/cronica?juegoId=442419</text:p>
          </table:table-cell>
          <table:table-cell office:value-type="string" calcext:value-type="string">
            <text:p>Na początku wyrównany mecz, potem coraz lepiej Tolima</text:p>
          </table:table-cell>
        </table:table-row>
        <table:table-row table:style-name="ro1">
          <table:table-cell office:value-type="string" calcext:value-type="string">
            <text:p>Chico – Patriotas</text:p>
          </table:table-cell>
          <table:table-cell office:value-type="string" calcext:value-type="string">
            <text:p>http://www.eltiempo.com/deportes/futbol-colombiano/liga-aguila-chico-vencio-a-patriotas/16542803</text:p>
          </table:table-cell>
          <table:table-cell office:value-type="string" calcext:value-type="string">
            <text:p>http://www.meczyki.pl/wyniki-meczu-boyaca-chico-patriotas-boyaca-2192004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cz wyrówany, więcej posiadania Patriota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3.03-28.03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taleza – Aguilas</text:p>
          </table:table-cell>
          <table:table-cell office:value-type="string" calcext:value-type="string">
            <text:p>http://www.golcaracol.com/futbol-colombiano/liga-aguila/articulo-340787-a-esta-hora-rionegro-derrota-1-0-fortaleza</text:p>
          </table:table-cell>
          <table:table-cell office:value-type="string" calcext:value-type="string">
            <text:p>http://www.meczyki.pl/wyniki-meczu-rionegro-%C3%81guilas-fortaleza-2191931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zewaga Aguilas, ale szanse z obu stron</text:p>
          </table:table-cell>
        </table:table-row>
        <table:table-row table:style-name="ro1">
          <table:table-cell office:value-type="string" calcext:value-type="string">
            <text:p>Santa Fe – Junior</text:p>
          </table:table-cell>
          <table:table-cell office:value-type="string" calcext:value-type="string">
            <text:p>http://www.elheraldo.co/rincon-juniorista/junior-le-da-oxigeno-santa-fe-250441</text:p>
          </table:table-cell>
          <table:table-cell office:value-type="string" calcext:value-type="string">
            <text:p>http://www.meczyki.pl/wyniki-meczu-santa-fe-junior-2191946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by w miare wyrownany mecz</text:p>
          </table:table-cell>
        </table:table-row>
        <table:table-row table:style-name="ro1">
          <table:table-cell office:value-type="string" calcext:value-type="string">
            <text:p>Aguilas – Rionegro</text:p>
          </table:table-cell>
          <table:table-cell office:value-type="string" calcext:value-type="string">
            <text:p>http://www.deportesrcn.com/noticia-video/rionegro-aguilas-no-pudo-volar-al-liderato-al-empatar-con-once-caldas-deportes-50834</text:p>
          </table:table-cell>
          <table:table-cell office:value-type="string" calcext:value-type="string">
            <text:p>http://www.meczyki.pl/wyniki-meczu-rionegro-%C3%81guilas-once-caldas-2191950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cz z niewielka liczba szans i wyrownany</text:p>
          </table:table-cell>
        </table:table-row>
        <table:table-row table:style-name="ro1">
          <table:table-cell office:value-type="string" calcext:value-type="string">
            <text:p>Nacional – Cali</text:p>
          </table:table-cell>
          <table:table-cell office:value-type="string" calcext:value-type="string">
            <text:p>http://hsbnoticias.com/noticias/deportes/f%C3%BAtbol/sobre-la-hora-atletico-nacional-derroto-al-deportivo-cali-qu-196239</text:p>
          </table:table-cell>
          <table:table-cell office:value-type="string" calcext:value-type="string">
            <text:p>http://www.meczyki.pl/wyniki-meczu-atletico-nacional-deportivo-cali-2191972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cz z przewaga i szansami Nacional, Cali kontry mialo</text:p>
          </table:table-cell>
        </table:table-row>
        <table:table-row table:style-name="ro1">
          <table:table-cell office:value-type="string" calcext:value-type="string">
            <text:p>Santa Fe – Huila</text:p>
          </table:table-cell>
          <table:table-cell office:value-type="string" calcext:value-type="string">
            <text:p>http://www.rcnradio.com/deportes/futbol/primer-tiempo-santa-fe-0-vs-huila-0/</text:p>
          </table:table-cell>
          <table:table-cell office:value-type="string" calcext:value-type="string">
            <text:p>http://www.meczyki.pl/wyniki-meczu-santa-fe-atletico-huila-2191984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zewaga Santa Fe i sytuacje</text:p>
          </table:table-cell>
        </table:table-row>
        <table:table-row table:style-name="ro1">
          <table:table-cell office:value-type="string" calcext:value-type="string">
            <text:p>02.04-07.0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nta Fe – Patriotas</text:p>
          </table:table-cell>
          <table:table-cell office:value-type="string" calcext:value-type="string">
            <text:p>http://www.antena2.com.co/futbol-colombiano/noticias/primer-tiempo-santa-fe-0-vs-patriotas-0-944</text:p>
          </table:table-cell>
          <table:table-cell office:value-type="string" calcext:value-type="string">
            <text:p>http://www.meczyki.pl/wyniki-meczu-santa-fe-patriotas-boyaca-2192013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 pierwszej połowie Santa Fe atakowało, potem po bramce już się mecz uspokoił</text:p>
          </table:table-cell>
        </table:table-row>
        <table:table-row table:style-name="ro1">
          <table:table-cell office:value-type="string" calcext:value-type="string">
            <text:p>Pasto – Medellin</text:p>
          </table:table-cell>
          <table:table-cell office:value-type="string" calcext:value-type="string">
            <text:p>http://www.golcaracol.com/futbol-colombiano/liga-aguila/articulo-341064-deportivo-pasto-y-medellin-empatan-0-0</text:p>
          </table:table-cell>
          <table:table-cell office:value-type="string" calcext:value-type="string">
            <text:p>http://www.meczyki.pl/wyniki-meczu-deportivo-pasto-medellin-2192014-events</text:p>
          </table:table-cell>
        </table:table-row>
        <table:table-row table:style-name="ro1">
          <table:table-cell/>
          <table:table-cell office:value-type="string" calcext:value-type="string">
            <text:p>http://www.elcolombiano.com/deportes/independiente-medellin/medellin-perdio-0-1-en-su-visita-a-pasto-CN3861613</text:p>
          </table:table-cell>
          <table:table-cell office:value-type="string" calcext:value-type="string">
            <text:p>Wyrównany mecz raczej</text:p>
          </table:table-cell>
        </table:table-row>
        <table:table-row table:style-name="ro1">
          <table:table-cell office:value-type="string" calcext:value-type="string">
            <text:p>Tolima – Envigado</text:p>
          </table:table-cell>
          <table:table-cell office:value-type="string" calcext:value-type="string">
            <text:p>http://www.espn.com.co/futbol/cronica?juegoId=442413</text:p>
          </table:table-cell>
          <table:table-cell office:value-type="string" calcext:value-type="string">
            <text:p>http://www.meczyki.pl/wyniki-meczu-deportes-tolima-envigado-2192018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cz raczej bez duzej przewagi którejś z drużyn</text:p>
          </table:table-cell>
        </table:table-row>
        <table:table-row table:style-name="ro1">
          <table:table-cell office:value-type="string" calcext:value-type="string">
            <text:p>Chico – Cali</text:p>
          </table:table-cell>
          <table:table-cell/>
          <table:table-cell office:value-type="string" calcext:value-type="string">
            <text:p>http://www.meczyki.pl/wyniki-meczu-boyaca-chico-deportivo-cali-2192022-even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uilas – Cortulua</text:p>
          </table:table-cell>
          <table:table-cell office:value-type="string" calcext:value-type="string">
            <text:p>http://www.eltiempo.com/deportes/futbol-colombiano/liga-aguila-rionegro-aguilas-vs-cortulua-2016-i/16553122</text:p>
          </table:table-cell>
          <table:table-cell office:value-type="string" calcext:value-type="string">
            <text:p>http://www.meczyki.pl/wyniki-meczu-rionegro-%C3%81guilas-cortulua-2192017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zewaga Aguilas i szanse</text:p>
          </table:table-cell>
        </table:table-row>
        <table:table-row table:style-name="ro1">
          <table:table-cell office:value-type="string" calcext:value-type="string">
            <text:p>Petrolera – Huila</text:p>
          </table:table-cell>
          <table:table-cell office:value-type="string" calcext:value-type="string">
            <text:p>http://www.golcaracol.com/futbol-colombiano/liga-aguila/articulo-341098-alianza-petrolera-y-huila-empatan-0-0-liga-aguila-2016</text:p>
          </table:table-cell>
          <table:table-cell office:value-type="string" calcext:value-type="string">
            <text:p>http://www.meczyki.pl/wyniki-meczu-alianza-petrolera-atletico-huila-2192015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yrównany mecz z szansami dla obu</text:p>
          </table:table-cell>
        </table:table-row>
        <table:table-row table:style-name="ro1">
          <table:table-cell office:value-type="string" calcext:value-type="string">
            <text:p>Once Caldas – Millionarios</text:p>
          </table:table-cell>
          <table:table-cell office:value-type="string" calcext:value-type="string">
            <text:p>http://www.elespectador.com/deportes/futbolcolombiano/millonarios-derroto-once-caldas-el-ultimo-minuto-articulo-625236</text:p>
          </table:table-cell>
          <table:table-cell office:value-type="string" calcext:value-type="string">
            <text:p>http://www.meczyki.pl/wyniki-meczu-once-caldas-millonarios-2192021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ęcej szans Millionarios</text:p>
          </table:table-cell>
        </table:table-row>
        <table:table-row table:style-name="ro1">
          <table:table-cell office:value-type="string" calcext:value-type="string">
            <text:p>Jaguares – La Equidad</text:p>
          </table:table-cell>
          <table:table-cell office:value-type="string" calcext:value-type="string">
            <text:p>http://hsbnoticias.com/noticias/deportes/f%C3%BAtbol/equidad-saco-un-agonico-empate-ante-jaguares-que-le-sirve-en-197770</text:p>
          </table:table-cell>
          <table:table-cell office:value-type="string" calcext:value-type="string">
            <text:p>http://www.meczyki.pl/wyniki-meczu-jaguares-de-cordoba-la-equidad-2192016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 zależności od fazy meczu różny zespół dominował</text:p>
          </table:table-cell>
        </table:table-row>
        <table:table-row table:style-name="ro1">
          <table:table-cell office:value-type="string" calcext:value-type="string">
            <text:p>Fortaleza – Junior</text:p>
          </table:table-cell>
          <table:table-cell/>
          <table:table-cell office:value-type="string" calcext:value-type="string">
            <text:p>http://www.meczyki.pl/wyniki-meczu-fortaleza-junior-2192019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cz z szansami dla obu, ale Junior dłuzej prowadziło i się zabezpieczalo</text:p>
          </table:table-cell>
        </table:table-row>
        <table:table-row table:style-name="ro1">
          <table:table-cell office:value-type="string" calcext:value-type="string">
            <text:p>Nacional – Bucaramanga</text:p>
          </table:table-cell>
          <table:table-cell/>
          <table:table-cell office:value-type="string" calcext:value-type="string">
            <text:p>http://www.meczyki.pl/wyniki-meczu-atletico-nacional-atletico-bucaramanga-2192020-even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9.04-11.04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atriotas – Pasto</text:p>
          </table:table-cell>
          <table:table-cell office:value-type="string" calcext:value-type="string">
            <text:p>http://hsbnoticias.com/noticias/deportes/f%C3%BAtbol/sufriendo-patriotas-vencio-pasto-en-tunja-y-volvio-sumar-199377</text:p>
          </table:table-cell>
          <table:table-cell office:value-type="string" calcext:value-type="string">
            <text:p>http://www.meczyki.pl/wyniki-meczu-patriotas-boyaca-deportivo-pasto-2192031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 pierwszej połowie lepsi Patriotas, w drugiej Past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llonarios – Boyaca Chico</text:p>
          </table:table-cell>
          <table:table-cell office:value-type="string" calcext:value-type="string">
            <text:p>http://www.eltiempo.com/deportes/futbol-colombiano/liga-aguila-millonarios-3-chico-1-2016-i/16559475</text:p>
          </table:table-cell>
          <table:table-cell office:value-type="string" calcext:value-type="string">
            <text:p>http://www.meczyki.pl/wyniki-meczu-millonarios-boyaca-chico-2192023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minacja Milloniarios</text:p>
          </table:table-cell>
        </table:table-row>
        <table:table-row table:style-name="ro1">
          <table:table-cell office:value-type="string" calcext:value-type="string">
            <text:p>Junior – Nacional</text:p>
          </table:table-cell>
          <table:table-cell office:value-type="string" calcext:value-type="string">
            <text:p>http://www.eluniversal.com.co/deportes/junior-y-nacional-empataron-en-el-metropolitano-de-barranquilla-223445</text:p>
          </table:table-cell>
          <table:table-cell office:value-type="string" calcext:value-type="string">
            <text:p>http://www.meczyki.pl/wyniki-meczu-junior-atletico-nacional-2192025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 pierwsze Nacional lepiej, w drugiej Junior więcej atakował</text:p>
          </table:table-cell>
        </table:table-row>
        <table:table-row table:style-name="ro1">
          <table:table-cell office:value-type="string" calcext:value-type="string">
            <text:p>Medellin – Petrolera</text:p>
          </table:table-cell>
          <table:table-cell office:value-type="string" calcext:value-type="string">
            <text:p>http://www.golcaracol.com/futbol-colombiano/liga-aguila/articulo-341289-medellin-se-impuso-4-2-alianza-petrolera</text:p>
          </table:table-cell>
          <table:table-cell office:value-type="string" calcext:value-type="string">
            <text:p>http://www.meczyki.pl/wyniki-meczu-medellin-alianza-petrolera-2192030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dellin lepiej</text:p>
          </table:table-cell>
        </table:table-row>
        <table:table-row table:style-name="ro1">
          <table:table-cell office:value-type="string" calcext:value-type="string">
            <text:p>Cortulua – Tolima</text:p>
          </table:table-cell>
          <table:table-cell office:value-type="string" calcext:value-type="string">
            <text:p>http://hsbnoticias.com/noticias/deportes/f%C3%BAtbol/de-la-mano-de-candelo-cortulua-vencio-deportes-tolima-y-199359</text:p>
          </table:table-cell>
          <table:table-cell office:value-type="string" calcext:value-type="string">
            <text:p>http://www.meczyki.pl/wyniki-meczu-cortulua-deportes-tolima-2192027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 początku równy chyba, potem Cortulua przewaga</text:p>
          </table:table-cell>
        </table:table-row>
        <table:table-row table:style-name="ro1">
          <table:table-cell office:value-type="string" calcext:value-type="string">
            <text:p>La Equidad – Aguilas</text:p>
          </table:table-cell>
          <table:table-cell/>
          <table:table-cell office:value-type="string" calcext:value-type="string">
            <text:p>http://www.meczyki.pl/wyniki-meczu-la-equidad-rionegro-%C3%81guilas-2192028-even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uila – Jaguares</text:p>
          </table:table-cell>
          <table:table-cell office:value-type="string" calcext:value-type="string">
            <text:p>http://www.diariodelhuila.com/deportes/atletico-huila-volvio-a-perder-esta-vez-en-casa-con-jaguares-cdgint20160410204022115</text:p>
          </table:table-cell>
          <table:table-cell office:value-type="string" calcext:value-type="string">
            <text:p>http://www.meczyki.pl/wyniki-meczu-atletico-huila-jaguares-de-cordoba-2192029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uila więcej szans, ale bardzo dobrze bronil bramkarz</text:p>
          </table:table-cell>
        </table:table-row>
        <table:table-row table:style-name="ro1">
          <table:table-cell office:value-type="string" calcext:value-type="string">
            <text:p>Envigado – Fortaleza</text:p>
          </table:table-cell>
          <table:table-cell office:value-type="string" calcext:value-type="string">
            <text:p>http://www.noticiasrcn.com/deportes-futbol/triplete-rodriguez-envigado-vencio-fortaleza</text:p>
          </table:table-cell>
          <table:table-cell office:value-type="string" calcext:value-type="string">
            <text:p>http://www.meczyki.pl/wyniki-meczu-envigado-fortaleza-2192026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 początku wyrównany, potem coraz lepiej Envigado</text:p>
          </table:table-cell>
        </table:table-row>
        <table:table-row table:style-name="ro1">
          <table:table-cell office:value-type="string" calcext:value-type="string">
            <text:p>Cali – Santa Fe</text:p>
          </table:table-cell>
          <table:table-cell office:value-type="string" calcext:value-type="string">
            <text:p>http://caracol.com.co/radio/2016/04/11/deportes/1460332565_879510.html</text:p>
          </table:table-cell>
          <table:table-cell office:value-type="string" calcext:value-type="string">
            <text:p>http://www.meczyki.pl/wyniki-meczu-deportivo-cali-santa-fe-2192032-even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camaranga – Once Caldas</text:p>
          </table:table-cell>
          <table:table-cell office:value-type="string" calcext:value-type="string">
            <text:p>http://hsbnoticias.com/noticias/deportes/f%C3%BAtbol/bucaramanga-volvio-caer-goleado-en-liga-esta-vez-ante-once-199586</text:p>
          </table:table-cell>
          <table:table-cell office:value-type="string" calcext:value-type="string">
            <text:p>http://www.meczyki.pl/wyniki-meczu-atletico-bucaramanga-once-caldas-2192024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łędy Bucamarang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6.04-17.0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etrolera – Patriotas</text:p>
          </table:table-cell>
          <table:table-cell office:value-type="string" calcext:value-type="string">
            <text:p>http://www.golcaracol.com/futbol-colombiano/liga-aguila/articulo-341532-alianza-petrolera-empata-con-patriotas-liga-aguila</text:p>
          </table:table-cell>
          <table:table-cell office:value-type="string" calcext:value-type="string">
            <text:p>http://www.meczyki.pl/wyniki-meczu-alianza-petrolera-patriotas-boyacn-2192034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rolera słabiej grała</text:p>
          </table:table-cell>
        </table:table-row>
        <table:table-row table:style-name="ro1">
          <table:table-cell office:value-type="string" calcext:value-type="string">
            <text:p>Jaguares – Medellin</text:p>
          </table:table-cell>
          <table:table-cell office:value-type="string" calcext:value-type="string">
            <text:p>http://www.elespectador.com/deportes/futbolcolombiano/medellin-se-llevo-un-punto-de-monteria-empato-2-2-jagua-articulo-627483</text:p>
          </table:table-cell>
          <table:table-cell office:value-type="string" calcext:value-type="string">
            <text:p>http://www.meczyki.pl/wyniki-meczu-jaguares-de-cordoba-medellin-2192035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delline lepiej grało, ale po strzelonych golach dalo się zaskoczyc</text:p>
          </table:table-cell>
        </table:table-row>
        <table:table-row table:style-name="ro1">
          <table:table-cell office:value-type="string" calcext:value-type="string">
            <text:p>Fortaleza – Cortulua</text:p>
          </table:table-cell>
          <table:table-cell office:value-type="string" calcext:value-type="string">
            <text:p>http://www.eltiempo.com/deportes/futbol-colombiano/cortulua-vencio-afortaleza/16565398</text:p>
          </table:table-cell>
          <table:table-cell office:value-type="string" calcext:value-type="string">
            <text:p>http://www.meczyki.pl/wyniki-meczu-fortaleza-cortulun-2192038-events</text:p>
          </table:table-cell>
        </table:table-row>
        <table:table-row table:style-name="ro1">
          <table:table-cell/>
          <table:table-cell office:value-type="string" calcext:value-type="string">
            <text:p>http://www.deportesrcn.com/futbol/liga-aguila/fortaleza-volvio-perder-en-casa-esta-vez-fue-vencido-por-cortulua-51820</text:p>
          </table:table-cell>
          <table:table-cell office:value-type="string" calcext:value-type="string">
            <text:p>równy mecz</text:p>
          </table:table-cell>
        </table:table-row>
        <table:table-row table:style-name="ro1">
          <table:table-cell office:value-type="string" calcext:value-type="string">
            <text:p>Chico – Bucaramanga</text:p>
          </table:table-cell>
          <table:table-cell office:value-type="string" calcext:value-type="string">
            <text:p>http://www.eltiempo.com/deportes/futbol-colombiano/liga-aguila-boyaca-chico-vs-bucaramanga-2016-i/16565449</text:p>
          </table:table-cell>
          <table:table-cell office:value-type="string" calcext:value-type="string">
            <text:p>http://www.meczyki.pl/wyniki-meczu-boyacn-chico-atletico-bucaramanga-2192041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 pierwszej polowie duza przewaga Chico w drugiej troche gorzej</text:p>
          </table:table-cell>
        </table:table-row>
        <table:table-row table:style-name="ro1">
          <table:table-cell office:value-type="string" calcext:value-type="string">
            <text:p>Nacional – Envigado</text:p>
          </table:table-cell>
          <table:table-cell office:value-type="string" calcext:value-type="string">
            <text:p>http://www.golcaracol.com/futbol-colombiano/liga-aguila/articulo-341531-nacional-recibe-a-envigado-la-fecha-13</text:p>
          </table:table-cell>
          <table:table-cell office:value-type="string" calcext:value-type="string">
            <text:p>http://www.meczyki.pl/wyniki-meczu-atletico-nacional-envigado-2192039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 pierwszej połowie niewiele się dzialo, potem dużo atakow z obu stron</text:p>
          </table:table-cell>
        </table:table-row>
        <table:table-row table:style-name="ro1">
          <table:table-cell office:value-type="string" calcext:value-type="string">
            <text:p>Santa Fe – Pasto</text:p>
          </table:table-cell>
          <table:table-cell office:value-type="string" calcext:value-type="string">
            <text:p>http://www.elespectador.com/deportes/futbolcolombiano/santa-fe-vencio-al-pasto-y-se-mantiene-invicto-alexis-g-articulo-627585</text:p>
          </table:table-cell>
          <table:table-cell office:value-type="string" calcext:value-type="string">
            <text:p>http://www.meczyki.pl/wyniki-meczu-santa-fe-deportivo-pasto-2192033-even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nce Caldas – Junior</text:p>
          </table:table-cell>
          <table:table-cell office:value-type="string" calcext:value-type="string">
            <text:p>http://www.elheraldo.co/rincon-juniorista/con-diez-junior-empata-cero-frente-al-once-255183</text:p>
          </table:table-cell>
          <table:table-cell office:value-type="string" calcext:value-type="string">
            <text:p>http://www.meczyki.pl/wyniki-meczu-once-caldas-junior-2192040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ówny mecz</text:p>
          </table:table-cell>
        </table:table-row>
        <table:table-row table:style-name="ro1">
          <table:table-cell office:value-type="string" calcext:value-type="string">
            <text:p>Tolima – La Equidad</text:p>
          </table:table-cell>
          <table:table-cell office:value-type="string" calcext:value-type="string">
            <text:p>http://www.golcaracol.com/futbol-colombiano/liga-aguila/articulo-341546-tolima-se-enfrenta-a-equidad-la-liga-aguila</text:p>
          </table:table-cell>
          <table:table-cell office:value-type="string" calcext:value-type="string">
            <text:p>http://www.meczyki.pl/wyniki-meczu-deportes-tolima-la-equidad-2192037-even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li – Millonarios</text:p>
          </table:table-cell>
          <table:table-cell office:value-type="string" calcext:value-type="string">
            <text:p>http://www.elespectador.com/deportes/futbolcolombiano/millonarios-y-cali-empataron-uno-palmaseca-articulo-627570</text:p>
          </table:table-cell>
          <table:table-cell office:value-type="string" calcext:value-type="string">
            <text:p>http://www.meczyki.pl/wyniki-meczu-deportivo-cali-millonarios-2192042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ła przewaga Cali chyba</text:p>
          </table:table-cell>
        </table:table-row>
        <table:table-row table:style-name="ro1">
          <table:table-cell office:value-type="string" calcext:value-type="string">
            <text:p>Aguilas – Huila</text:p>
          </table:table-cell>
          <table:table-cell office:value-type="string" calcext:value-type="string">
            <text:p>http://www.golcaracol.com/futbol-colombiano/liga-aguila/articulo-341557-ionegro-aguilas-empata-0-0-el-huila-liga-aguila</text:p>
          </table:table-cell>
          <table:table-cell office:value-type="string" calcext:value-type="string">
            <text:p>http://www.meczyki.pl/wyniki-meczu-rionegro-%E3%81guilas-atletico-huila-2192036-even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3.04-25.0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triotas – Jaguares</text:p>
          </table:table-cell>
          <table:table-cell office:value-type="string" calcext:value-type="string">
            <text:p>http://colombia.as.com/colombia/2016/04/23/futbol/1461440758_328795.html</text:p>
          </table:table-cell>
          <table:table-cell office:value-type="string" calcext:value-type="string">
            <text:p>http://www.meczyki.pl/wyniki-meczu-patriotas-boyaca-jaguares-de-cordoba-2192050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zewaga Patriotas</text:p>
          </table:table-cell>
        </table:table-row>
        <table:table-row table:style-name="ro1">
          <table:table-cell office:value-type="string" calcext:value-type="string">
            <text:p>Envigado – Once Caldas</text:p>
          </table:table-cell>
          <table:table-cell office:value-type="string" calcext:value-type="string">
            <text:p>http://www.elespectador.com/deportes/futbolcolombiano/once-caldas-vencio-envigado-y-se-metio-parcialmente-al-articulo-628700</text:p>
          </table:table-cell>
          <table:table-cell office:value-type="string" calcext:value-type="string">
            <text:p>http://www.meczyki.pl/wyniki-meczu-envigado-once-caldas-2192045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yrównany mecz</text:p>
          </table:table-cell>
        </table:table-row>
        <table:table-row table:style-name="ro1">
          <table:table-cell office:value-type="string" calcext:value-type="string">
            <text:p>Junior – Chico</text:p>
          </table:table-cell>
          <table:table-cell office:value-type="string" calcext:value-type="string">
            <text:p>http://www.eltiempo.com/deportes/futbol-colombiano/liga-aguila-junior-vs-boyaca-chico-2016-i/16571480</text:p>
          </table:table-cell>
          <table:table-cell office:value-type="string" calcext:value-type="string">
            <text:p>http://www.meczyki.pl/wyniki-meczu-junior-boyaca-chico-2192044-even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uila – Tolima</text:p>
          </table:table-cell>
          <table:table-cell office:value-type="string" calcext:value-type="string">
            <text:p>http://www.diariodelhuila.com/deportes/un-atletico-huila-sin-ideas-y-futbol-volvio-a-perder-en-casa-cdgint20160425110627129</text:p>
          </table:table-cell>
          <table:table-cell office:value-type="string" calcext:value-type="string">
            <text:p>http://www.meczyki.pl/wyniki-meczu-atletico-huila-deportes-tolima-2192048-even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rtulua – Nacional</text:p>
          </table:table-cell>
          <table:table-cell office:value-type="string" calcext:value-type="string">
            <text:p>http://www.golcaracol.com/futbol-colombiano/liga-aguila/articulo-341782-cortulua-vs-nacional-liga-aguila-12-de-octubre</text:p>
          </table:table-cell>
          <table:table-cell office:value-type="string" calcext:value-type="string">
            <text:p>http://www.meczyki.pl/wyniki-meczu-cortulua-atletico-nacional-2192046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 czerwonej równy mecz</text:p>
          </table:table-cell>
        </table:table-row>
        <table:table-row table:style-name="ro1">
          <table:table-cell office:value-type="string" calcext:value-type="string">
            <text:p>Bucamaranga – Millonarios</text:p>
          </table:table-cell>
          <table:table-cell office:value-type="string" calcext:value-type="string">
            <text:p>http://www.eltiempo.com/deportes/futbol-colombiano/liga-aguila-bucaramanga-vs-millonarios-2016-i/16571541</text:p>
          </table:table-cell>
          <table:table-cell office:value-type="string" calcext:value-type="string">
            <text:p>http://www.meczyki.pl/wyniki-meczu-atletico-bucaramanga-millonarios-2192043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yrównany z lekkim wskazaniem na Millonarios</text:p>
          </table:table-cell>
        </table:table-row>
        <table:table-row table:style-name="ro1">
          <table:table-cell office:value-type="string" calcext:value-type="string">
            <text:p>Santa Fe – Petrolera</text:p>
          </table:table-cell>
          <table:table-cell office:value-type="string" calcext:value-type="string">
            <text:p>http://www.rcnradio.com/deportes/futbol/santa-fe-cedio-terreno-al-caer-1-0-ante-alianza-petrolera/</text:p>
          </table:table-cell>
          <table:table-cell office:value-type="string" calcext:value-type="string">
            <text:p>http://www.meczyki.pl/wyniki-meczu-santa-fe-alianza-petrolera-2192051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zewaga Santa Fe, ale nie bardzo duza</text:p>
          </table:table-cell>
        </table:table-row>
        <table:table-row table:style-name="ro1">
          <table:table-cell office:value-type="string" calcext:value-type="string">
            <text:p>La Equidad – Fortaleza</text:p>
          </table:table-cell>
          <table:table-cell office:value-type="string" calcext:value-type="string">
            <text:p>http://www.espn.com.co/futbol/cronica?juegoId=442383</text:p>
          </table:table-cell>
          <table:table-cell office:value-type="string" calcext:value-type="string">
            <text:p>http://www.meczyki.pl/wyniki-meczu-la-equidad-fortaleza-2192047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 Equidad więcej atakował, ale prawie cały mecz przegrywali</text:p>
          </table:table-cell>
        </table:table-row>
        <table:table-row table:style-name="ro1">
          <table:table-cell office:value-type="string" calcext:value-type="string">
            <text:p>Medellin – Rio Negro</text:p>
          </table:table-cell>
          <table:table-cell office:value-type="string" calcext:value-type="string">
            <text:p>http://www.golcaracol.com/futbol-colombiano/liga-aguila/articulo-341813-medellin-vs-rionegro-aguilas-liga-aguila-2016</text:p>
          </table:table-cell>
          <table:table-cell office:value-type="string" calcext:value-type="string">
            <text:p>http://www.meczyki.pl/wyniki-meczu-medellin-rionegro-%C3%81guilas-2192049-even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sto – Cali</text:p>
          </table:table-cell>
          <table:table-cell office:value-type="string" calcext:value-type="string">
            <text:p>http://www.eltiempo.com/deportes/futbol-colombiano/liga-aguila-pasto-vs-cali-2016-i/16572319</text:p>
          </table:table-cell>
          <table:table-cell office:value-type="string" calcext:value-type="string">
            <text:p>http://www.meczyki.pl/wyniki-meczu-deportivo-pasto-deportivo-cali-2192052-even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0.04-02.0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 Equidad – Once Caldas</text:p>
          </table:table-cell>
          <table:table-cell office:value-type="string" calcext:value-type="string">
            <text:p>http://www.eltiempo.com/deportes/futbol-colombiano/equidad-vencio-3-2-a-once-caldas/16578722</text:p>
          </table:table-cell>
          <table:table-cell office:value-type="string" calcext:value-type="string">
            <text:p>http://www.meczyki.pl/wyniki-meczu-la-equidad-once-caldas-2192066-even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nta Fe – Aguilas</text:p>
          </table:table-cell>
          <table:table-cell office:value-type="string" calcext:value-type="string">
            <text:p>http://caracol.com.co/radio/2016/05/01/deportes/1462073884_721631.html</text:p>
          </table:table-cell>
          <table:table-cell office:value-type="string" calcext:value-type="string">
            <text:p>http://www.meczyki.pl/wyniki-meczu-santa-fe-rionegro-%C3%81guilas-2192070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kka przewaga Santa Fe</text:p>
          </table:table-cell>
        </table:table-row>
        <table:table-row table:style-name="ro1">
          <table:table-cell office:value-type="string" calcext:value-type="string">
            <text:p>Patriotas – Tolima</text:p>
          </table:table-cell>
          <table:table-cell office:value-type="string" calcext:value-type="string">
            <text:p>http://www.noticiasrcn.com/deportes-futbol/patriotas-vencio-deportes-tolima-independencia-tunja</text:p>
          </table:table-cell>
          <table:table-cell office:value-type="string" calcext:value-type="string">
            <text:p>http://www.meczyki.pl/wyniki-meczu-patriotas-boyaca-deportes-tolima-2192069-even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uila – Nacional</text:p>
          </table:table-cell>
          <table:table-cell office:value-type="string" calcext:value-type="string">
            <text:p>http://caracol.com.co/radio/2016/05/02/deportes/1462143452_013244.html</text:p>
          </table:table-cell>
          <table:table-cell office:value-type="string" calcext:value-type="string">
            <text:p>http://www.meczyki.pl/wyniki-meczu-atletico-huila-atletico-nacional-2192067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cional rezerwy i lepiej</text:p>
          </table:table-cell>
        </table:table-row>
        <table:table-row table:style-name="ro1">
          <table:table-cell office:value-type="string" calcext:value-type="string">
            <text:p>Envigado – Millonarios</text:p>
          </table:table-cell>
          <table:table-cell office:value-type="string" calcext:value-type="string">
            <text:p>http://www.eltiempo.com/deportes/futbol-colombiano/envigado-derroto-a-millonarios/16578808</text:p>
          </table:table-cell>
          <table:table-cell office:value-type="string" calcext:value-type="string">
            <text:p>http://www.meczyki.pl/wyniki-meczu-envigado-millonarios-2192064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llonarios atakowali, ale szanse wykorzystalo Envigad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8.05-10.0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aguares – Petrolera</text:p>
          </table:table-cell>
          <table:table-cell office:value-type="string" calcext:value-type="string">
            <text:p>http://www.eltiempo.com/deportes/futbol-colombiano/jaguares-vencio-2-1-a-petrolera/16585458</text:p>
          </table:table-cell>
          <table:table-cell office:value-type="string" calcext:value-type="string">
            <text:p>http://www.meczyki.pl/wyniki-meczu-jaguares-de-cordoba-alianza-petrolera-2192073-even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taleza – Patriotas</text:p>
          </table:table-cell>
          <table:table-cell office:value-type="string" calcext:value-type="string">
            <text:p>http://www.futbolred.com/liga-aguila/fortaleza-le-remonto-a-patriotas-en-techo-lo-supero-3-2+16585220</text:p>
          </table:table-cell>
          <table:table-cell office:value-type="string" calcext:value-type="string">
            <text:p>http://www.meczyki.pl/wyniki-meczu-fortaleza-patriotas-boyaca-2192076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taleza chyba lepiej</text:p>
          </table:table-cell>
        </table:table-row>
        <table:table-row table:style-name="ro1">
          <table:table-cell office:value-type="string" calcext:value-type="string">
            <text:p>Millonarios – Cortulua</text:p>
          </table:table-cell>
          <table:table-cell office:value-type="string" calcext:value-type="string">
            <text:p>http://www.elespectador.com/deportes/futbolcolombiano/millonarios-cedio-terreno-el-campin-perdio-2-1-cortulua-articulo-631236</text:p>
          </table:table-cell>
          <table:table-cell office:value-type="string" calcext:value-type="string">
            <text:p>http://www.meczyki.pl/wyniki-meczu-millonarios-cortulua-2192080-even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unior – Cali</text:p>
          </table:table-cell>
          <table:table-cell office:value-type="string" calcext:value-type="string">
            <text:p>http://www.futbolred.com/liga-aguila/junior-vencio-2-0-a-cali+16585676</text:p>
          </table:table-cell>
          <table:table-cell office:value-type="string" calcext:value-type="string">
            <text:p>http://www.meczyki.pl/wyniki-meczu-junior-deportivo-cali-2192082-even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ico – La Equidad</text:p>
          </table:table-cell>
          <table:table-cell office:value-type="string" calcext:value-type="string">
            <text:p>http://www.futbolred.com/liga-aguila/equidad-vencio-3-4-a-chico-en-la-fecha-17-de-liga-aguila+16586328</text:p>
          </table:table-cell>
          <table:table-cell office:value-type="string" calcext:value-type="string">
            <text:p>http://www.meczyki.pl/wyniki-meczu-boyaca-chico-la-equidad-2192079-even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acional – Medellin</text:p>
          </table:table-cell>
          <table:table-cell office:value-type="string" calcext:value-type="string">
            <text:p>http://elcomercio.pe/deporte-total/futbol-mundial/atletico-nacional-vs-medellin-vivo-online-directo-liga-colombia-noticia-1899567</text:p>
          </table:table-cell>
          <table:table-cell office:value-type="string" calcext:value-type="string">
            <text:p>http://www.meczyki.pl/wyniki-meczu-atletico-nacional-medellin-2192077-even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uilas – Pasto</text:p>
          </table:table-cell>
          <table:table-cell office:value-type="string" calcext:value-type="string">
            <text:p>http://www.futbolred.com/liga-aguila/rionegro-empato-1-1-con-pasto+16586425</text:p>
          </table:table-cell>
          <table:table-cell office:value-type="string" calcext:value-type="string">
            <text:p>http://www.meczyki.pl/wyniki-meczu-rionegro-%C3%81guilas-deportivo-pasto-2192074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yrównany mecz</text:p>
          </table:table-cell>
        </table:table-row>
        <table:table-row table:style-name="ro1">
          <table:table-cell office:value-type="string" calcext:value-type="string">
            <text:p>Once Caldas – Huila</text:p>
          </table:table-cell>
          <table:table-cell office:value-type="string" calcext:value-type="string">
            <text:p>http://www.golcaracol.com/futbol-colombiano/liga-aguila/articulo-342288-once-caldas-0-0-huila</text:p>
          </table:table-cell>
          <table:table-cell office:value-type="string" calcext:value-type="string">
            <text:p>http://www.meczyki.pl/wyniki-meczu-once-caldas-atletico-huila-2192078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piej Once</text:p>
          </table:table-cell>
        </table:table-row>
        <table:table-row table:style-name="ro1">
          <table:table-cell office:value-type="string" calcext:value-type="string">
            <text:p>Tolima – Santa Fe</text:p>
          </table:table-cell>
          <table:table-cell office:value-type="string" calcext:value-type="string">
            <text:p>http://www.futbolred.com/liga-aguila/santa-fe-empato-2-2-en-su-visita-al-tolima-en-la-fecha-17-de-la-liga-aguila+16586450</text:p>
          </table:table-cell>
          <table:table-cell office:value-type="string" calcext:value-type="string">
            <text:p>http://www.meczyki.pl/wyniki-meczu-deportes-tolima-santa-fe-2192075-even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camaranga – Envigado</text:p>
          </table:table-cell>
          <table:table-cell office:value-type="string" calcext:value-type="string">
            <text:p>http://www.golcaracol.com/futbol-colombiano/liga-aguila/articulo-342285-a-esta-hora-bucaramanga-0-0-envigado-siga-el-minuto-a</text:p>
          </table:table-cell>
          <table:table-cell office:value-type="string" calcext:value-type="string">
            <text:p>http://www.meczyki.pl/wyniki-meczu-atletico-bucaramanga-envigado-2192081-events</text:p>
          </table:table-cell>
        </table:table-row>
      </table:table>
      <table:table table:name="Chile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11.03 – 14.03</text:p>
          </table:table-cell>
          <table:table-cell office:value-type="string" calcext:value-type="string">
            <text:p>http://goles.cooperativa.cl/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nion La Calera – Espanola</text:p>
          </table:table-cell>
          <table:table-cell office:value-type="string" calcext:value-type="string">
            <text:p>http://www.cooperativa.cl/noticias/deportes/torneo-de-clausura/marcador-virtual-union-la-calera-vs-union-espanola/2016-03-11/101345.html</text:p>
          </table:table-cell>
          <table:table-cell office:value-type="string" calcext:value-type="string">
            <text:p>Raczej rowny mecz z wykorzystanymi szansami La Calery</text:p>
          </table:table-cell>
        </table:table-row>
        <table:table-row table:style-name="ro1">
          <table:table-cell/>
          <table:table-cell office:value-type="string" calcext:value-type="string">
            <text:p>http://www.lanacion.cl/noticias/deportes/futbol-nacional/primera-division/union-la-calera-derroto-a-una-irregular-e-ingenua-union-espanola-en/2016-03-11/213412.html</text:p>
          </table:table-cell>
          <table:table-cell/>
        </table:table-row>
        <table:table-row table:style-name="ro1">
          <table:table-cell office:value-type="string" calcext:value-type="string">
            <text:p>Catolica – Antofagasta</text:p>
          </table:table-cell>
          <table:table-cell office:value-type="string" calcext:value-type="string">
            <text:p>http://www.radioagricultura.cl/2016/03/12/universidad-catolica-recupera-terreno-en-el-clausura-tras-vencer-a-deportes-antofagasta/</text:p>
          </table:table-cell>
          <table:table-cell office:value-type="string" calcext:value-type="string">
            <text:p>Przewaga Catolici i wiele szans</text:p>
          </table:table-cell>
        </table:table-row>
        <table:table-row table:style-name="ro1">
          <table:table-cell/>
          <table:table-cell office:value-type="string" calcext:value-type="string">
            <text:p>http://www.lanacion.cl/noticias/deportes/futbol-nacional/primera-division/universidad-catolica-volvio-a-celebrar-con-victoria-sobre-antofagasta/2016-03-12/221054.html</text:p>
          </table:table-cell>
          <table:table-cell/>
        </table:table-row>
        <table:table-row table:style-name="ro1">
          <table:table-cell office:value-type="string" calcext:value-type="string">
            <text:p>Deporter Iquique – Santiago Wanderers</text:p>
          </table:table-cell>
          <table:table-cell office:value-type="string" calcext:value-type="string">
            <text:p>http://www.cooperativa.cl/noticias/deportes/torneo-de-clausura/marcador-virtual-deportes-iquique-vs-santiago-wanderers/2016-03-11/102511.html</text:p>
          </table:table-cell>
          <table:table-cell office:value-type="string" calcext:value-type="string">
            <text:p>Iquiqe lepiej zaczeli i mieli szanse, ale stracili gola, potem szanse mialy obie strony</text:p>
          </table:table-cell>
        </table:table-row>
        <table:table-row table:style-name="ro1">
          <table:table-cell/>
          <table:table-cell office:value-type="string" calcext:value-type="string">
            <text:p>http://www.biobiochile.cl/2016/03/12/s-wanderers-alcanza-subliderato-del-clausura-al-vencer-a-deportes-iquique-en-el-norte.shtml</text:p>
          </table:table-cell>
          <table:table-cell/>
        </table:table-row>
        <table:table-row table:style-name="ro1">
          <table:table-cell office:value-type="string" calcext:value-type="string">
            <text:p>Audax – Cobresal</text:p>
          </table:table-cell>
          <table:table-cell office:value-type="string" calcext:value-type="string">
            <text:p>http://www.cooperativa.cl/noticias/deportes/torneo-de-clausura/marcador-virtual-audax-italiano-vs-cobresal/2016-03-12/135611.html</text:p>
          </table:table-cell>
          <table:table-cell office:value-type="string" calcext:value-type="string">
            <text:p>Cobresal gral co najmniej rowno do strzelenia gola, a potem skutecznie się bronili i grali z kontry</text:p>
          </table:table-cell>
        </table:table-row>
        <table:table-row table:style-name="ro1">
          <table:table-cell/>
          <table:table-cell office:value-type="string" calcext:value-type="string">
            <text:p>http://www.prensafutbol.cl/102880-cobresal-derroto-audax-italiano-y-se-aleja-del-descenso/</text:p>
          </table:table-cell>
          <table:table-cell/>
        </table:table-row>
        <table:table-row table:style-name="ro1">
          <table:table-cell office:value-type="string" calcext:value-type="string">
            <text:p>Universidad Chile – Universidad Concepcion</text:p>
          </table:table-cell>
          <table:table-cell office:value-type="string" calcext:value-type="string">
            <text:p>http://chile.as.com/chile/2016/03/13/futbol/1457907021_199231.html</text:p>
          </table:table-cell>
          <table:table-cell office:value-type="string" calcext:value-type="string">
            <text:p>Duże błędy Chile i szybko stracone trzy gole, poza tym próbowali, ale nie stworzyli dużo sytuacji</text:p>
          </table:table-cell>
        </table:table-row>
        <table:table-row table:style-name="ro1">
          <table:table-cell/>
          <table:table-cell office:value-type="string" calcext:value-type="string">
            <text:p>http://www.lanacion.cl/noticias/universidad-de-chile-vs-universidad-de-concepcion/2016-03-13/150117.html</text:p>
          </table:table-cell>
          <table:table-cell/>
        </table:table-row>
        <table:table-row table:style-name="ro1">
          <table:table-cell office:value-type="string" calcext:value-type="string">
            <text:p>San Marcos – Colo Colo</text:p>
          </table:table-cell>
          <table:table-cell office:value-type="string" calcext:value-type="string">
            <text:p>http://www.elgraficochile.cl/en-directo-con-gol-de-matias-defederico-san-marcos-esta-derrotando-a/prontus_elgrafico/2016-03-13/161905.html</text:p>
          </table:table-cell>
          <table:table-cell office:value-type="string" calcext:value-type="string">
            <text:p>Colo Colo grało rezerwam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uachipato – O'Higgins</text:p>
          </table:table-cell>
          <table:table-cell office:value-type="string" calcext:value-type="string">
            <text:p>http://chile.as.com/chile/2016/03/13/futbol/1457831435_501332.html</text:p>
          </table:table-cell>
          <table:table-cell office:value-type="string" calcext:value-type="string">
            <text:p>Huachipato stworzylo więcej szans, ale ich nie wykorzysta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://www.cooperativa.cl/noticias/goles/clausura-2016-a/huachipato/o-higgins-derroto-como-visita-a-huachipato/2016-03-13/191016.html</text:p>
          </table:table-cell>
        </table:table-row>
        <table:table-row table:style-name="ro1">
          <table:table-cell office:value-type="string" calcext:value-type="string">
            <text:p>San Luis – Palestino</text:p>
          </table:table-cell>
          <table:table-cell office:value-type="string" calcext:value-type="string">
            <text:p>http://www.biobiochile.cl/2016/03/14/palestino-a-la-carga-de-los-albos-los-arabes-reciben-a-san-luis-en-su-lucha-por-el-titulo.shtml</text:p>
          </table:table-cell>
          <table:table-cell office:value-type="string" calcext:value-type="string">
            <text:p>Wyrównany mecz raczej i akcje z obu str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://goles.cooperativa.cl/goles_en_cooperativa.php?ts=20160314170701&amp;t=goles&amp;v=35_300_2332&amp;p=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9.03-21.03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lestino – Catolica</text:p>
          </table:table-cell>
          <table:table-cell office:value-type="string" calcext:value-type="string">
            <text:p>http://www.radioagricultura.cl/2016/03/19/u-catolica-vence-por-la-minima-a-palestino-y-alcanza-a-colo-colo-en-el-liderato-del-apertura/</text:p>
          </table:table-cell>
          <table:table-cell office:value-type="string" calcext:value-type="string">
            <text:p>http://www.cdf.cl/cdf/videos/clausura-2015/fecha-10/palestino-u-catolica/2016-03-18/202213.html</text:p>
          </table:table-cell>
        </table:table-row>
        <table:table-row table:style-name="ro1">
          <table:table-cell/>
          <table:table-cell office:value-type="string" calcext:value-type="string">
            <text:p>http://www.elgraficochile.cl/en-directo-palestino-u-catolica/prontus_elgrafico/2016-03-19/153236.html</text:p>
          </table:table-cell>
          <table:table-cell office:value-type="string" calcext:value-type="string">
            <text:p>http://www.meczyki.pl/wyniki-meczu-palestino-universidad-catolica-2186058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cz z przewagą i sytuacjami Catolici</text:p>
          </table:table-cell>
        </table:table-row>
        <table:table-row table:style-name="ro1">
          <table:table-cell office:value-type="string" calcext:value-type="string">
            <text:p>O'higgins – Espanola</text:p>
          </table:table-cell>
          <table:table-cell office:value-type="string" calcext:value-type="string">
            <text:p>http://www.cooperativa.cl/noticias/deportes/torneo-de-clausura/o-higgins-empato-con-union-espanola-en-el-inicio-de-la-decima-fecha-del/2016-03-18/223342.html</text:p>
          </table:table-cell>
          <table:table-cell office:value-type="string" calcext:value-type="string">
            <text:p>http://www.cdf.cl/cdf/videos/clausura-2015/fecha-10/o-higgins-u-espanola/2016-03-18/202157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://www.meczyki.pl/wyniki-meczu-ohiggins-union-espanola-2186054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 pierwszej połowie przewaga O'Higgins, potem się zmniejszało i Espanola lepiej grała</text:p>
          </table:table-cell>
        </table:table-row>
        <table:table-row table:style-name="ro1">
          <table:table-cell office:value-type="string" calcext:value-type="string">
            <text:p>Antofagasta – Iquique</text:p>
          </table:table-cell>
          <table:table-cell office:value-type="string" calcext:value-type="string">
            <text:p>http://www.cooperativa.cl/noticias/deportes/torneo-de-clausura/marcador-virtual-deportes-antofagasta-vs-deportes-iquique/2016-03-19/125143.html</text:p>
          </table:table-cell>
          <table:table-cell office:value-type="string" calcext:value-type="string">
            <text:p>http://www.cdf.cl/cdf/videos/clausura-2015/fecha-10/d-antofagasta-d-iquique/2016-03-18/202246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://www.meczyki.pl/wyniki-meczu-antofagasta-deportes-iquique-2186059-even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cepcion – Audax Italiano</text:p>
          </table:table-cell>
          <table:table-cell office:value-type="string" calcext:value-type="string">
            <text:p>http://www.cooperativa.cl/noticias/deportes/torneo-de-clausura/marcador-virtual-universidad-de-concepcion-vs-audax-italiano/2016-03-19/130319.html</text:p>
          </table:table-cell>
          <table:table-cell office:value-type="string" calcext:value-type="string">
            <text:p>http://www.cdf.cl/cdf/videos/clausura-2015/fecha-10/u-concepcion-a-italiano/2016-03-18/202334.html</text:p>
          </table:table-cell>
        </table:table-row>
        <table:table-row table:style-name="ro1">
          <table:table-cell/>
          <table:table-cell office:value-type="string" calcext:value-type="string">
            <text:p>http://www.cooperativa.cl/noticias/deportes/torneo-de-clausura/universidad-de-concepcion-vencio-en-un-opaco-partido-a-audax-italiano/2016-03-19/235700.html</text:p>
          </table:table-cell>
          <table:table-cell office:value-type="string" calcext:value-type="string">
            <text:p>http://www.meczyki.pl/wyniki-meczu-univ-concepcion-audax-italiano-2186052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 pierwsze połowie Audax nawet miał bardziej inicjatywę, w drugiej kontry concepcion</text:p>
          </table:table-cell>
        </table:table-row>
        <table:table-row table:style-name="ro1">
          <table:table-cell office:value-type="string" calcext:value-type="string">
            <text:p>San Luis – San Marcos</text:p>
          </table:table-cell>
          <table:table-cell office:value-type="string" calcext:value-type="string">
            <text:p>http://www.prensafutbol.cl/104345-san-luis-pudo-de-local-contra-san-marcos-y-se-quedo-en-el-fondo/</text:p>
          </table:table-cell>
          <table:table-cell office:value-type="string" calcext:value-type="string">
            <text:p>http://www.cdf.cl/cdf/videos/clausura-2015/fecha-10/san-luis-san-marcos/2016-03-18/202408.html</text:p>
          </table:table-cell>
        </table:table-row>
        <table:table-row table:style-name="ro1">
          <table:table-cell/>
          <table:table-cell office:value-type="string" calcext:value-type="string">
            <text:p>http://www.cooperativa.cl/noticias/deportes/torneo-de-clausura/san-luis-y-san-marcos-de-arica-enredaron-puntos-en-la-lucha-por-la/2016-03-20/185203.html</text:p>
          </table:table-cell>
          <table:table-cell office:value-type="string" calcext:value-type="string">
            <text:p>http://www.meczyki.pl/wyniki-meczu-san-luis-san-marcos-2186056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cz raczej wyrownany z opisow, choc statsy inaczej mowio</text:p>
          </table:table-cell>
        </table:table-row>
        <table:table-row table:style-name="ro1">
          <table:table-cell office:value-type="string" calcext:value-type="string">
            <text:p>Universidad Chile – Colo Colo</text:p>
          </table:table-cell>
          <table:table-cell office:value-type="string" calcext:value-type="string">
            <text:p>http://radio.uchile.cl/2016/03/20/universidad-de-chile-y-colo-colo-firman-un-pobre-empate</text:p>
          </table:table-cell>
          <table:table-cell office:value-type="string" calcext:value-type="string">
            <text:p>http://www.cdf.cl/cdf/videos/clausura-2015/fecha-11/u-de-chile-colo-colo/2016-03-18/202647.html</text:p>
          </table:table-cell>
        </table:table-row>
        <table:table-row table:style-name="ro1">
          <table:table-cell/>
          <table:table-cell office:value-type="string" calcext:value-type="string">
            <text:p>http://elcomercio.pe/deporte-total/futbol-mundial/universidad-chile-vs-colo-colo-clasico-futbol-chileno-noticia-1887719</text:p>
          </table:table-cell>
          <table:table-cell office:value-type="string" calcext:value-type="string">
            <text:p>http://www.meczyki.pl/wyniki-meczu-universidad-chile-colo-colo-2186065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ówny i nudny mecz, bez sytuacji</text:p>
          </table:table-cell>
        </table:table-row>
        <table:table-row table:style-name="ro1">
          <table:table-cell office:value-type="string" calcext:value-type="string">
            <text:p>Cobresal – La Calera</text:p>
          </table:table-cell>
          <table:table-cell office:value-type="string" calcext:value-type="string">
            <text:p>http://www.espn.cl/futbol/cronica?juegoId=440301</text:p>
          </table:table-cell>
          <table:table-cell office:value-type="string" calcext:value-type="string">
            <text:p>http://www.cdf.cl/cdf/videos/clausura-2015/fecha-10/cobresal-u-la-calera/2016-03-18/203217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://www.meczyki.pl/wyniki-meczu-cobresal-union-la-calera-2186053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zanse z obu str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02.04-07.0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quique – Concepcion</text:p>
          </table:table-cell>
          <table:table-cell office:value-type="string" calcext:value-type="string">
            <text:p>http://www.espn.cl/futbol/cronica?juegoId=440295</text:p>
          </table:table-cell>
          <table:table-cell office:value-type="string" calcext:value-type="string">
            <text:p>http://www.cdf.cl/cdf/videos/clausura-2015/fecha-11/d-iquique-u-concepcion/2016-04-02/122552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zewaga Iquique</text:p>
          </table:table-cell>
        </table:table-row>
        <table:table-row table:style-name="ro1">
          <table:table-cell office:value-type="string" calcext:value-type="string">
            <text:p>La Calera – Palestino</text:p>
          </table:table-cell>
          <table:table-cell office:value-type="string" calcext:value-type="string">
            <text:p>http://redgol.cl/2016/4/palestino-le-igualo-a-union-la-calera-con/</text:p>
          </table:table-cell>
          <table:table-cell office:value-type="string" calcext:value-type="string">
            <text:p>http://www.cdf.cl/cdf/videos/clausura-2015/fecha-11/u-la-calera-palestino/2016-04-02/122654.html</text:p>
          </table:table-cell>
        </table:table-row>
        <table:table-row table:style-name="ro1">
          <table:table-cell/>
          <table:table-cell office:value-type="string" calcext:value-type="string">
            <text:p>http://www.cooperativa.cl/noticias/deportes/torneo-de-clausura/palestino-rescato-un-empate-ante-union-la-calera-en-friccionado-encuentro/2016-04-02/220707.html</text:p>
          </table:table-cell>
          <table:table-cell office:value-type="string" calcext:value-type="string">
            <text:p>Wiekszosc meczu La Calera grala z przewaga, mieli kilka sytuacji więcej</text:p>
          </table:table-cell>
        </table:table-row>
        <table:table-row table:style-name="ro1">
          <table:table-cell office:value-type="string" calcext:value-type="string">
            <text:p>Antofagasta – O'Higgins</text:p>
          </table:table-cell>
          <table:table-cell office:value-type="string" calcext:value-type="string">
            <text:p>http://www.elrancaguino.cl/online/2016/04/03/ohiggins-gano-en-antofagasta-y-se-mete-de-lleno-en-la-pelea-por-el-titulo/</text:p>
          </table:table-cell>
          <table:table-cell office:value-type="string" calcext:value-type="string">
            <text:p>http://www.cdf.cl/cdf/videos/clausura-2015/fecha-11/d-antofagasta-o-higgins/2016-04-02/122936.html</text:p>
          </table:table-cell>
        </table:table-row>
        <table:table-row table:style-name="ro1">
          <table:table-cell/>
          <table:table-cell office:value-type="string" calcext:value-type="string">
            <text:p>http://www.prensafutbol.cl/106389-ohiggins-derroto-antofagasta-y-se-metio-en-la-lucha-por-el-titulo/</text:p>
          </table:table-cell>
          <table:table-cell office:value-type="string" calcext:value-type="string">
            <text:p>http://allgoals.com/match/view/36755038/Antofagasta-O%27Higgi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dobna liczba sytuacji</text:p>
          </table:table-cell>
        </table:table-row>
        <table:table-row table:style-name="ro1">
          <table:table-cell office:value-type="string" calcext:value-type="string">
            <text:p>Catolica – Cobresal</text:p>
          </table:table-cell>
          <table:table-cell office:value-type="string" calcext:value-type="string">
            <text:p>http://www.ahoranoticias.cl/deportes/futbol-nacional/169219-universidad-catolica-es-el-nuevo-puntero-del-clausura-tras-derrotar-a-cobresal.html</text:p>
          </table:table-cell>
          <table:table-cell office:value-type="string" calcext:value-type="string">
            <text:p>http://allgoals.com/match/view/36755039/CD+U.+Catolica-Cobres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://www.cdf.cl/cdf/videos/clausura-2015/fecha-11/u-catolica-cobresal/2016-04-02/122726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olica więcej sytuacji</text:p>
          </table:table-cell>
        </table:table-row>
        <table:table-row table:style-name="ro1">
          <table:table-cell office:value-type="string" calcext:value-type="string">
            <text:p>U.Espanola – San Marcos</text:p>
          </table:table-cell>
          <table:table-cell office:value-type="string" calcext:value-type="string">
            <text:p>http://www.cooperativa.cl/noticias/deportes/torneo-de-clausura/san-marcos-cedio-un-empate-sobre-el-final-ante-u-espanola-y-sigue-en/2016-04-04/213741.html</text:p>
          </table:table-cell>
          <table:table-cell office:value-type="string" calcext:value-type="string">
            <text:p>http://www.cdf.cl/cdf/videos/clausura-2015/fecha-11/u-espanola-san-marcos/2016-04-04/211704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://allgoals.com/match/view/36755550/U.+Espanola-San+Mar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 początku strzelilo San Marcos, potem atakowala Espanola, ale bez okazji specjalnych i kontry San Marcos</text:p>
          </table:table-cell>
        </table:table-row>
        <table:table-row table:style-name="ro1">
          <table:table-cell office:value-type="string" calcext:value-type="string">
            <text:p>Huachipato – San Luis</text:p>
          </table:table-cell>
          <table:table-cell office:value-type="string" calcext:value-type="string">
            <text:p>http://www.elgraficochile.cl/sigue-sonando-san-luis-rescato-un-vibrante-empate-ante-huachipato-en-el/prontus_elgrafico/2016-04-05/210429.html</text:p>
          </table:table-cell>
          <table:table-cell office:value-type="string" calcext:value-type="string">
            <text:p>http://www.cdf.cl/cdf/videos/clausura-2015/fecha-11/huachipato-san-luis/2016-04-05/185316.html</text:p>
          </table:table-cell>
        </table:table-row>
        <table:table-row table:style-name="ro1">
          <table:table-cell/>
          <table:table-cell office:value-type="string" calcext:value-type="string">
            <text:p>http://chile.as.com/chile/2016/04/05/futbol/1459891812_492240.html</text:p>
          </table:table-cell>
          <table:table-cell office:value-type="string" calcext:value-type="string">
            <text:p>http://allgoals.com/match/view/36753354/Huachipato-San+Lui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9.04 – 12.0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. De Chile – Iquique</text:p>
          </table:table-cell>
          <table:table-cell office:value-type="string" calcext:value-type="string">
            <text:p>http://www.biobiochile.cl/2016/04/08/universidad-de-chile-recibe-a-deportes-iquique-en-duelo-de-necesitados.shtml</text:p>
          </table:table-cell>
          <table:table-cell office:value-type="string" calcext:value-type="string">
            <text:p>http://www.cdf.cl/cdf/videos/clausura-2015/fecha-12/u-de-chile-d-iquique/2016-04-08/200639.html</text:p>
          </table:table-cell>
        </table:table-row>
        <table:table-row table:style-name="ro1">
          <table:table-cell/>
          <table:table-cell office:value-type="string" calcext:value-type="string">
            <text:p>http://www.radioagricultura.cl/2016/04/08/la-u-vence-con-lo-justo-a-deportes-iquique-y-vuelve-a-los-abrazos-en-el-nacional/</text:p>
          </table:table-cell>
          <table:table-cell office:value-type="string" calcext:value-type="string">
            <text:p>http://allgoals.com/match/view/36755951/U.+De+Chile-Deportes+Iquiq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czba szans w miare podobna</text:p>
          </table:table-cell>
        </table:table-row>
        <table:table-row table:style-name="ro1">
          <table:table-cell office:value-type="string" calcext:value-type="string">
            <text:p>Palestino – Antofagasta</text:p>
          </table:table-cell>
          <table:table-cell office:value-type="string" calcext:value-type="string">
            <text:p>http://www.adnradio.cl/noticias/deportes/antofagasta-sorprendio-a-palestino-y-lo-vencio-en-la-cisterna/20160409/nota/3103983.aspx</text:p>
          </table:table-cell>
          <table:table-cell office:value-type="string" calcext:value-type="string">
            <text:p>http://www.cdf.cl/cdf/videos/clausura-2015/fecha-12/palestino-d-antofagasta/2016-04-08/200652.html</text:p>
          </table:table-cell>
        </table:table-row>
        <table:table-row table:style-name="ro1">
          <table:table-cell/>
          <table:table-cell office:value-type="string" calcext:value-type="string">
            <text:p>http://www.prensafutbol.cl/107218-antofagasta-derroto-palestino-y-se-ilusiona-con-la-permanencia/</text:p>
          </table:table-cell>
          <table:table-cell office:value-type="string" calcext:value-type="string">
            <text:p>http://allgoals.com/match/view/36756172/Palestino-Antofagas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tofagasta dobrze się bronila i wykorzystala szanse</text:p>
          </table:table-cell>
        </table:table-row>
        <table:table-row table:style-name="ro1">
          <table:table-cell office:value-type="string" calcext:value-type="string">
            <text:p>Cobresal – Huachipato</text:p>
          </table:table-cell>
          <table:table-cell office:value-type="string" calcext:value-type="string">
            <text:p>http://www.lanacion.cl/noticias/deportes/futbol-nacional/primera-division/cobresal-derroto-a-huachipato-y-se-alejo-de-los-puestos-de-descenso/2016-04-09/204508.html</text:p>
          </table:table-cell>
          <table:table-cell office:value-type="string" calcext:value-type="string">
            <text:p>http://www.cdf.cl/cdf/videos/clausura-2015/fecha-12/cobresal-huachipato/2016-04-08/200818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://allgoals.com/match/view/36756173/Cobresal-Huachipa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yba w miarę równo</text:p>
          </table:table-cell>
        </table:table-row>
        <table:table-row table:style-name="ro1">
          <table:table-cell office:value-type="string" calcext:value-type="string">
            <text:p>San Luis – Uniona La Calera</text:p>
          </table:table-cell>
          <table:table-cell office:value-type="string" calcext:value-type="string">
            <text:p>http://www.cooperativa.cl/noticias/deportes/futbol/san-luis/san-luis-consiguio-un-triunfo-vital-sobre-union-la-calera-en-la-lucha/2016-04-10/172113.html</text:p>
          </table:table-cell>
          <table:table-cell office:value-type="string" calcext:value-type="string">
            <text:p>http://www.cdf.cl/cdf/videos/clausura-2015/fecha-12/san-luis-u-la-calera/2016-04-08/200926.html</text:p>
          </table:table-cell>
        </table:table-row>
        <table:table-row table:style-name="ro1">
          <table:table-cell/>
          <table:table-cell office:value-type="string" calcext:value-type="string">
            <text:p>http://www.biobiochile.cl/2016/04/10/san-luis-derroto-a-union-la-calera-en-clasico-de-necesitados-en-quillota.shtml</text:p>
          </table:table-cell>
          <table:table-cell office:value-type="string" calcext:value-type="string">
            <text:p>http://allgoals.com/match/view/36756748/San+Luis-Union+La+Caler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'Higgins – Colo Colo</text:p>
          </table:table-cell>
          <table:table-cell office:value-type="string" calcext:value-type="string">
            <text:p>http://www.24horas.cl/deportes/futbol-nacional/desastre-en-rancagua-ohiggins-golea-inapelablemente-a-colo-colo-1983365</text:p>
          </table:table-cell>
          <table:table-cell office:value-type="string" calcext:value-type="string">
            <text:p>http://www.cdf.cl/cdf/videos/clausura-2015/fecha-12/o-higgins-colo-colo/2016-04-08/200852.html</text:p>
          </table:table-cell>
        </table:table-row>
        <table:table-row table:style-name="ro1">
          <table:table-cell/>
          <table:table-cell office:value-type="string" calcext:value-type="string">
            <text:p>http://chile.as.com/chile/2016/04/10/futbol/1460291348_459259.html?omnaut=1</text:p>
          </table:table-cell>
          <table:table-cell office:value-type="string" calcext:value-type="string">
            <text:p>http://allgoals.com/match/view/36756747/O%27Higgins-Colo+Co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bie drużyny stworzyły sytuacje, ale O'Higgins wykorzystało</text:p>
          </table:table-cell>
        </table:table-row>
        <table:table-row table:style-name="ro1">
          <table:table-cell office:value-type="string" calcext:value-type="string">
            <text:p>Audax Italiano – Union Espanola</text:p>
          </table:table-cell>
          <table:table-cell office:value-type="string" calcext:value-type="string">
            <text:p>http://www.ahoranoticias.cl/deportes/futbol-nacional/169733-audax-italiano-y-union-espanola-no-se-sacaron-diferencias-en-el-clasico-de-colonias.html</text:p>
          </table:table-cell>
          <table:table-cell office:value-type="string" calcext:value-type="string">
            <text:p>http://www.cdf.cl/cdf/videos/clausura-2015/fecha-12/a-italiano-u-espanola/2016-04-08/200951.html</text:p>
          </table:table-cell>
        </table:table-row>
        <table:table-row table:style-name="ro1">
          <table:table-cell/>
          <table:table-cell office:value-type="string" calcext:value-type="string">
            <text:p>http://www.cooperativa.cl/noticias/deportes/torneo-de-clausura/audax-italiano-y-union-espanola-firmaron-empate-en-un-nuevo-clasico-de/2016-04-10/190324.html</text:p>
          </table:table-cell>
          <table:table-cell office:value-type="string" calcext:value-type="string">
            <text:p>http://allgoals.com/match/view/36756749/Audax+Italiano-U.+Espanol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n Marcos – Catolica</text:p>
          </table:table-cell>
          <table:table-cell office:value-type="string" calcext:value-type="string">
            <text:p>http://www.biobiochile.cl/2016/04/10/catolica-visita-al-complicado-san-marcos-buscando-afianzar-el-liderato-del-clausura.shtml</text:p>
          </table:table-cell>
          <table:table-cell office:value-type="string" calcext:value-type="string">
            <text:p>http://www.cdf.cl/cdf/videos/clausura-2015/fecha-12/san-marcos-u-catolica/2016-04-08/201018.html</text:p>
          </table:table-cell>
        </table:table-row>
        <table:table-row table:style-name="ro1">
          <table:table-cell/>
          <table:table-cell office:value-type="string" calcext:value-type="string">
            <text:p>http://www.adnradio.cl/noticias/deportes/universidad-catolica-no-pudo-con-la-presion-y-cayo-ante-san-marcos-de-arica/20160410/nota/3104560.aspx</text:p>
          </table:table-cell>
          <table:table-cell office:value-type="string" calcext:value-type="string">
            <text:p>http://allgoals.com/match/view/36756750/San+Marcos-CD+U.+Cato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lość okazji podobna, San Marcos dużo kontr</text:p>
          </table:table-cell>
        </table:table-row>
        <table:table-row table:style-name="ro1">
          <table:table-cell office:value-type="string" calcext:value-type="string">
            <text:p>Concepcion – Wanderers</text:p>
          </table:table-cell>
          <table:table-cell office:value-type="string" calcext:value-type="string">
            <text:p>http://chile.as.com/chile/2016/04/11/futbol/1460408391_065443.html</text:p>
          </table:table-cell>
          <table:table-cell office:value-type="string" calcext:value-type="string">
            <text:p>http://www.cdf.cl/cdf/videos/clausura-2015/fecha-12/u-concepcion-s-wanderers/2016-04-11/214512.html</text:p>
          </table:table-cell>
        </table:table-row>
        <table:table-row table:style-name="ro1">
          <table:table-cell/>
          <table:table-cell office:value-type="string" calcext:value-type="string">
            <text:p>http://www.cooperativa.cl/noticias/deportes/futbol/santiago-wanderers/s-wanderers-visita-a-u-de-concepcion-con-la-opcion-de-ser-puntero/2016-04-10/231629.htm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cepcion więcej okazj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3.04-25.0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lestino – Huachipato</text:p>
          </table:table-cell>
          <table:table-cell office:value-type="string" calcext:value-type="string">
            <text:p>http://www.latercera.com/noticia/deportes/2016/04/656-677814-9-palestino-iguala-con-huachipato-y-se-acerca-a-la-sudamericana.shtml</text:p>
          </table:table-cell>
          <table:table-cell office:value-type="string" calcext:value-type="string">
            <text:p>http://www.cdf.cl/cdf/videos/clausura-2015/fecha-14/palestino-huachipato/2016-04-23/155618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://allgoals.com/match/view/36759677/Palestino-Huachipa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yrównany mecz, ciut więcej sytuacji Palestino</text:p>
          </table:table-cell>
        </table:table-row>
        <table:table-row table:style-name="ro1">
          <table:table-cell office:value-type="string" calcext:value-type="string">
            <text:p>Iquique – Union Espanola</text:p>
          </table:table-cell>
          <table:table-cell office:value-type="string" calcext:value-type="string">
            <text:p>http://www.latercera.com/noticia/deportes/2016/04/656-677825-9-iquique-se-cae-al-final-ante-u-espanola.shtml</text:p>
          </table:table-cell>
          <table:table-cell office:value-type="string" calcext:value-type="string">
            <text:p>http://www.cdf.cl/cdf/videos/clausura-2015/fecha-14/d-iquique-u-espanola/2016-04-23/122006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://allgoals.com/match/view/36759679/Deportes+Iquique-U.+Espanol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dax – San Marcos</text:p>
          </table:table-cell>
          <table:table-cell office:value-type="string" calcext:value-type="string">
            <text:p>http://www.prensafutbol.cl/109386-audax-vs-arica-clausura-fecha-14/</text:p>
          </table:table-cell>
          <table:table-cell office:value-type="string" calcext:value-type="string">
            <text:p>http://www.cdf.cl/cdf/videos/clausura-2015/fecha-14/a-italiano-san-marcos/2016-04-23/122018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://allgoals.com/match/view/36759678/Audax+Italiano-San+Mar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ochę przewagi Audax</text:p>
          </table:table-cell>
        </table:table-row>
        <table:table-row table:style-name="ro1">
          <table:table-cell office:value-type="string" calcext:value-type="string">
            <text:p>Concepcion – Colo Colo</text:p>
          </table:table-cell>
          <table:table-cell/>
          <table:table-cell office:value-type="string" calcext:value-type="string">
            <text:p>http://www.cdf.cl/cdf/videos/clausura-2015/fecha-14/u-concepcion-colo-colo/2016-04-23/122059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://allgoals.com/match/view/36760231/U.+De+Concepcion-Colo+Co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kazje Colo Colo</text:p>
          </table:table-cell>
        </table:table-row>
        <table:table-row table:style-name="ro1">
          <table:table-cell office:value-type="string" calcext:value-type="string">
            <text:p>Wanderers – Antofagasta</text:p>
          </table:table-cell>
          <table:table-cell office:value-type="string" calcext:value-type="string">
            <text:p>http://www.24horas.cl/deportes/futbol-nacional/santiago-wanderers-se-despide-del-titulo-al-igualar-con-deportes-antofagasta-1996976</text:p>
          </table:table-cell>
          <table:table-cell office:value-type="string" calcext:value-type="string">
            <text:p>http://www.cdf.cl/cdf/videos/clausura-2015/fecha-14/s-wanderers-d-antofagasta/2016-04-23/122300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://allgoals.com/match/view/36760232/S.+Wanderers-Antofagas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by przewaga Wanderers, ale nic specjalnego</text:p>
          </table:table-cell>
        </table:table-row>
        <table:table-row table:style-name="ro1">
          <table:table-cell office:value-type="string" calcext:value-type="string">
            <text:p>Cobresal – O'Higgins</text:p>
          </table:table-cell>
          <table:table-cell office:value-type="string" calcext:value-type="string">
            <text:p>http://www.radioagricultura.cl/2016/04/24/ohiggins-con-uno-menos-da-vuelta-el-partido-vence-a-cobresal-y-le-pone-presion-a-la-uc/</text:p>
          </table:table-cell>
          <table:table-cell office:value-type="string" calcext:value-type="string">
            <text:p>http://www.cdf.cl/cdf/videos/clausura-2015/fecha-14/cobresal-o-higgins/2016-04-23/122453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://allgoals.com/match/view/36760230/Cobresal-O%27Higgi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n Luis – Catolica</text:p>
          </table:table-cell>
          <table:table-cell office:value-type="string" calcext:value-type="string">
            <text:p>http://www.adnradio.cl/noticias/deportes/san-luis-estropeo-los-suenos-de-universidad-catolica/20160426/nota/3117611.aspx</text:p>
          </table:table-cell>
          <table:table-cell office:value-type="string" calcext:value-type="string">
            <text:p>http://www.cdf.cl/cdf/videos/clausura-2015/fecha-14/san-luis-u-catolica/2016-04-26/201656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://allgoals.com/match/view/36760871/San+Luis-CD+U.+Cato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n Luis dobrze grało, po golu się broniło</text:p>
          </table:table-cell>
        </table:table-row>
        <table:table-row table:style-name="ro1">
          <table:table-cell office:value-type="string" calcext:value-type="string">
            <text:p>U. De Chile – La Calera</text:p>
          </table:table-cell>
          <table:table-cell office:value-type="string" calcext:value-type="string">
            <text:p>http://www.biobiochile.cl/2016/04/26/union-la-calera-se-juega-su-chance-de-seguir-en-primera-division-cuando-visite-a-la-u.shtml</text:p>
          </table:table-cell>
          <table:table-cell office:value-type="string" calcext:value-type="string">
            <text:p>http://www.cdf.cl/cdf/videos/clausura-2015/fecha-14/u-de-chile-u-la-calera/2016-04-26/201629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://allgoals.com/match/view/36760872/U.+De+Chile-Union+La+Calera</text:p>
          </table:table-cell>
        </table:table-row>
      </table:table>
      <table:table table:name="Paraguay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11.03 – 14.03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neral Diaz – River Plate</text:p>
          </table:table-cell>
          <table:table-cell office:value-type="string" calcext:value-type="string">
            <text:p>http://www.extra.com.py/deportes/el-general-puso-orden-en-casa.htm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limpia – Rubio Nu</text:p>
          </table:table-cell>
          <table:table-cell office:value-type="string" calcext:value-type="string">
            <text:p>http://www.extra.com.py/deportes/olimpia-y-la-necesidad-de-triunfar-en-su-casa.html</text:p>
          </table:table-cell>
          <table:table-cell office:value-type="string" calcext:value-type="string">
            <text:p>https://www.youtube.com/watch?v=_6v9JCX45S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acional – Luqueno</text:p>
          </table:table-cell>
          <table:table-cell office:value-type="string" calcext:value-type="string">
            <text:p>http://www.extra.com.py/deportes/un-empate-que-frena-al-kure-y-a-la-academia.html</text:p>
          </table:table-cell>
          <table:table-cell office:value-type="string" calcext:value-type="string">
            <text:p>https://www.youtube.com/watch?v=T4RHx_JX-p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bie druzyny z szansami</text:p>
          </table:table-cell>
        </table:table-row>
        <table:table-row table:style-name="ro1">
          <table:table-cell office:value-type="string" calcext:value-type="string">
            <text:p>Capiata – Cerro</text:p>
          </table:table-cell>
          <table:table-cell office:value-type="string" calcext:value-type="string">
            <text:p>http://www.extra.com.py/deportes/cerro-porteno-gano-a-lo-guapo.html</text:p>
          </table:table-cell>
          <table:table-cell office:value-type="string" calcext:value-type="string">
            <text:p>https://www.youtube.com/watch?v=of8jAuZ8D8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ło okazji z obu stron, nudny mecz, po czerwonej kartce capiaty tamci dalej nie potrafili niczego stworzyc, a cerro strzelilo po wolnym i kontrze</text:p>
          </table:table-cell>
        </table:table-row>
        <table:table-row table:style-name="ro1">
          <table:table-cell office:value-type="string" calcext:value-type="string">
            <text:p>Sol de Guarani – America</text:p>
          </table:table-cell>
          <table:table-cell office:value-type="string" calcext:value-type="string">
            <text:p>http://www.extra.com.py/deportes/la-infalible-ley-del-ex-amargo-al-kure.html</text:p>
          </table:table-cell>
          <table:table-cell office:value-type="string" calcext:value-type="string">
            <text:p>https://www.youtube.com/watch?v=ig3QN-2toL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zo sytuacji z jednej i drugiej strony, po pierwszym golu dla Guarani więcej dla Sol De America, ale pewnie z powodu tego, ze prowadzil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8.03 – 21.03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uqueno – Capiata</text:p>
          </table:table-cell>
          <table:table-cell office:value-type="string" calcext:value-type="string">
            <text:p>http://www.extra.com.py/deportes/la-infalible-ley-del-ex-amargo-al-kure.html</text:p>
          </table:table-cell>
          <table:table-cell office:value-type="string" calcext:value-type="string">
            <text:p>https://www.youtube.com/watch?v=XIxbH5R0BX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żo szans z obu stron</text:p>
          </table:table-cell>
        </table:table-row>
        <table:table-row table:style-name="ro1">
          <table:table-cell office:value-type="string" calcext:value-type="string">
            <text:p>Rubio Nu – Sol</text:p>
          </table:table-cell>
          <table:table-cell office:value-type="string" calcext:value-type="string">
            <text:p>http://www.extra.com.py/deportes/pinti-se-robo-el-espectaculo.htm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://www.meczyki.pl/wyniki-meczu-rubio-%C3%91u-sol-de-america-2199736-even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ibertad – Guarani</text:p>
          </table:table-cell>
          <table:table-cell office:value-type="string" calcext:value-type="string">
            <text:p>http://www.extra.com.py/deportes/un-repollero-rebelde-incendio-la-tolderia.html</text:p>
          </table:table-cell>
          <table:table-cell office:value-type="string" calcext:value-type="string">
            <text:p>https://www.youtube.com/watch?v=EaD-D5MoZj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://www.meczyki.pl/wyniki-meczu-guarani-libertad-2199734-ev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zewaga i sytuacje Guarani</text:p>
          </table:table-cell>
        </table:table-row>
        <table:table-row table:style-name="ro1">
          <table:table-cell office:value-type="string" calcext:value-type="string">
            <text:p>River Plate – Olimpia</text:p>
          </table:table-cell>
          <table:table-cell office:value-type="string" calcext:value-type="string">
            <text:p>http://www.extra.com.py/deportes/el-decano-quiere-tomar-helado-en-la-tolderia.htm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rro Porteno – Diaz</text:p>
          </table:table-cell>
          <table:table-cell office:value-type="string" calcext:value-type="string">
            <text:p>http://www.extra.com.py/deportes/los-que-van-a-villa-se-frenan.html</text:p>
          </table:table-cell>
          <table:table-cell office:value-type="string" calcext:value-type="string">
            <text:p>https://www.youtube.com/watch?v=l5EiTqcQ2I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1.04-06.0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uqueno – Diaz</text:p>
          </table:table-cell>
          <table:table-cell office:value-type="string" calcext:value-type="string">
            <text:p>http://www.extra.com.py/deportes/el-kure-con-voz-de-mando-en-su-casa.html</text:p>
          </table:table-cell>
          <table:table-cell office:value-type="string" calcext:value-type="string">
            <text:p>https://www.youtube.com/watch?v=WCsu_HXMQ1M</text:p>
          </table:table-cell>
        </table:table-row>
        <table:table-row table:style-name="ro1">
          <table:table-cell/>
          <table:table-cell office:value-type="string" calcext:value-type="string">
            <text:p>http://www.meczyki.pl/wyniki-meczu-sportivo-luqueno-general-diaz-2199743-events</text:p>
          </table:table-cell>
          <table:table-cell/>
        </table:table-row>
        <table:table-row table:style-name="ro1">
          <table:table-cell office:value-type="string" calcext:value-type="string">
            <text:p>Cerro Porteno – River</text:p>
          </table:table-cell>
          <table:table-cell office:value-type="string" calcext:value-type="string">
            <text:p>http://www.extra.com.py/deportes/el-ciclon-se-acordo-de-sonreir.html</text:p>
          </table:table-cell>
          <table:table-cell office:value-type="string" calcext:value-type="string">
            <text:p>https://www.youtube.com/watch?v=E6WUXvG_dWU</text:p>
          </table:table-cell>
        </table:table-row>
        <table:table-row table:style-name="ro1">
          <table:table-cell/>
          <table:table-cell office:value-type="string" calcext:value-type="string">
            <text:p>http://www.meczyki.pl/wyniki-meczu-sportivo-luqueno-general-diaz-2199743-events</text:p>
          </table:table-cell>
          <table:table-cell office:value-type="string" calcext:value-type="string">
            <text:p>Przewaga i okazje Cerro</text:p>
          </table:table-cell>
        </table:table-row>
        <table:table-row table:style-name="ro1">
          <table:table-cell office:value-type="string" calcext:value-type="string">
            <text:p>Olimpia – Sol</text:p>
          </table:table-cell>
          <table:table-cell office:value-type="string" calcext:value-type="string">
            <text:p>http://www.extra.com.py/deportes/magia-dinamica-y-humillacion.html</text:p>
          </table:table-cell>
          <table:table-cell office:value-type="string" calcext:value-type="string">
            <text:p>https://www.youtube.com/watch?v=cx1vNtrqCvg</text:p>
          </table:table-cell>
        </table:table-row>
        <table:table-row table:style-name="ro1">
          <table:table-cell/>
          <table:table-cell office:value-type="string" calcext:value-type="string">
            <text:p>http://www.meczyki.pl/wyniki-meczu-olimpia-sol-de-america-2199741-events</text:p>
          </table:table-cell>
          <table:table-cell/>
        </table:table-row>
        <table:table-row table:style-name="ro1">
          <table:table-cell office:value-type="string" calcext:value-type="string">
            <text:p>Guarani – Nacional</text:p>
          </table:table-cell>
          <table:table-cell office:value-type="string" calcext:value-type="string">
            <text:p>http://www.extra.com.py/deportes/un-chiqui-de-felicidad-en-el-cumpleanos-de-arce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meczyki.pl/wyniki-meczu-guarani-nacional-asuncion-2199740-events</text:p>
          </table:table-cell>
          <table:table-cell/>
        </table:table-row>
        <table:table-row table:style-name="ro1">
          <table:table-cell office:value-type="string" calcext:value-type="string">
            <text:p>General Caballero – Capiata</text:p>
          </table:table-cell>
          <table:table-cell office:value-type="string" calcext:value-type="string">
            <text:p>http://www.extra.com.py/deportes/capiata-movio-el-toto-ante-un-matarife-en-caida-libre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meczyki.pl/wyniki-meczu-general-caballero-deportivo-capiata-2199739-events</text:p>
          </table:table-cell>
          <table:table-cell/>
        </table:table-row>
        <table:table-row table:style-name="ro1">
          <table:table-cell office:value-type="string" calcext:value-type="string">
            <text:p>Rubio Nu – Libertad</text:p>
          </table:table-cell>
          <table:table-cell office:value-type="string" calcext:value-type="string">
            <text:p>http://www.extra.com.py/deportes/rubio-nu-se-acostumbro-a-ganar-al-gumarelo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meczyki.pl/wyniki-meczu-rubio-%C3%91u-libertad-2199742-even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.04-12.0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ubio Nu – Capiata</text:p>
          </table:table-cell>
          <table:table-cell office:value-type="string" calcext:value-type="string">
            <text:p>http://www.extra.com.py/deportes/mueve-el-toto-en-la-parte-alta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meczyki.pl/wyniki-meczu-rubio-%E3%91u-deportivo-capiatn-2199753-events</text:p>
          </table:table-cell>
          <table:table-cell/>
        </table:table-row>
        <table:table-row table:style-name="ro1">
          <table:table-cell office:value-type="string" calcext:value-type="string">
            <text:p>Olimpia – Nacional</text:p>
          </table:table-cell>
          <table:table-cell office:value-type="string" calcext:value-type="string">
            <text:p>http://www.extra.com.py/deportes/la-o-desea-lavarse-el-rostro-ante-su-hinchada.html</text:p>
          </table:table-cell>
          <table:table-cell office:value-type="string" calcext:value-type="string">
            <text:p>Dobra gra Olimpii</text:p>
          </table:table-cell>
        </table:table-row>
        <table:table-row table:style-name="ro1">
          <table:table-cell/>
          <table:table-cell office:value-type="string" calcext:value-type="string">
            <text:p>http://www.meczyki.pl/wyniki-meczu-olimpia-nacional-asuncion-2199752-events</text:p>
          </table:table-cell>
          <table:table-cell/>
        </table:table-row>
        <table:table-row table:style-name="ro1">
          <table:table-cell office:value-type="string" calcext:value-type="string">
            <text:p>General Caballero – Cerro Porteno</text:p>
          </table:table-cell>
          <table:table-cell office:value-type="string" calcext:value-type="string">
            <text:p>http://www.extra.com.py/deportes/alegria-general-por-llegar-arriba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meczyki.pl/wyniki-meczu-general-caballero-cerro-porteno-2199750-events</text:p>
          </table:table-cell>
          <table:table-cell/>
        </table:table-row>
        <table:table-row table:style-name="ro1">
          <table:table-cell office:value-type="string" calcext:value-type="string">
            <text:p>Luqueno – River</text:p>
          </table:table-cell>
          <table:table-cell office:value-type="string" calcext:value-type="string">
            <text:p>http://www.extra.com.py/deportes/el-kure-tambien-es-lider-del-torneo.html</text:p>
          </table:table-cell>
          <table:table-cell office:value-type="string" calcext:value-type="string">
            <text:p>Lepiej Luqueno</text:p>
          </table:table-cell>
        </table:table-row>
        <table:table-row table:style-name="ro1">
          <table:table-cell/>
          <table:table-cell office:value-type="string" calcext:value-type="string">
            <text:p>http://www.meczyki.pl/wyniki-meczu-sportivo-luqueno-river-plate-2199755-events</text:p>
          </table:table-cell>
          <table:table-cell/>
        </table:table-row>
        <table:table-row table:style-name="ro1">
          <table:table-cell office:value-type="string" calcext:value-type="string">
            <text:p>Guarani – Diaz</text:p>
          </table:table-cell>
          <table:table-cell office:value-type="string" calcext:value-type="string">
            <text:p>http://www.extra.com.py/deportes/el-indio-es-jefe-en-su-tolderia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meczyki.pl/wyniki-meczu-guarani-general-diaz-2199751-events</text:p>
          </table:table-cell>
          <table:table-cell/>
        </table:table-row>
        <table:table-row table:style-name="ro1">
          <table:table-cell office:value-type="string" calcext:value-type="string">
            <text:p>Sol de America – Libertad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0.04-22.0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limpia – General Diaz</text:p>
          </table:table-cell>
          <table:table-cell office:value-type="string" calcext:value-type="string">
            <text:p>http://www.extra.com.py/deportes/al-expreso-decano-no-lo-ataja-ni-un-general.html</text:p>
          </table:table-cell>
          <table:table-cell office:value-type="string" calcext:value-type="string">
            <text:p>Lepiej Olimpia</text:p>
          </table:table-cell>
        </table:table-row>
        <table:table-row table:style-name="ro1">
          <table:table-cell/>
          <table:table-cell office:value-type="string" calcext:value-type="string">
            <text:p>http://www.meczyki.pl/wyniki-meczu-olimpia-general-diaz-2199765-events</text:p>
          </table:table-cell>
          <table:table-cell/>
        </table:table-row>
        <table:table-row table:style-name="ro1">
          <table:table-cell office:value-type="string" calcext:value-type="string">
            <text:p>Libertad – Nacional</text:p>
          </table:table-cell>
          <table:table-cell office:value-type="string" calcext:value-type="string">
            <text:p>http://www.extra.com.py/deportes/libertad-festeja-en-lluvia-de-goles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meczyki.pl/wyniki-meczu-libertad-nacional-asuncion-2199764-events</text:p>
          </table:table-cell>
          <table:table-cell/>
        </table:table-row>
        <table:table-row table:style-name="ro1">
          <table:table-cell office:value-type="string" calcext:value-type="string">
            <text:p>General Caballero – River Plate</text:p>
          </table:table-cell>
          <table:table-cell office:value-type="string" calcext:value-type="string">
            <text:p>http://www.extra.com.py/deportes/el-kelito-toma-un-poco-de-aire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meczyki.pl/wyniki-meczu-general-caballero-river-plate-2199762-events</text:p>
          </table:table-cell>
          <table:table-cell/>
        </table:table-row>
        <table:table-row table:style-name="ro1">
          <table:table-cell office:value-type="string" calcext:value-type="string">
            <text:p>Sol de America – Capiata</text:p>
          </table:table-cell>
          <table:table-cell office:value-type="string" calcext:value-type="string">
            <text:p>http://www.extra.com.py/deportes/remontada-a-puro-sol.html</text:p>
          </table:table-cell>
          <table:table-cell office:value-type="string" calcext:value-type="string">
            <text:p>Bardziej atakował Sol</text:p>
          </table:table-cell>
        </table:table-row>
        <table:table-row table:style-name="ro1">
          <table:table-cell/>
          <table:table-cell office:value-type="string" calcext:value-type="string">
            <text:p>http://www.meczyki.pl/wyniki-meczu-sol-de-america-deportivo-capiata-2199767-events</text:p>
          </table:table-cell>
          <table:table-cell/>
        </table:table-row>
        <table:table-row table:style-name="ro1">
          <table:table-cell office:value-type="string" calcext:value-type="string">
            <text:p>Guarani – Luqueno</text:p>
          </table:table-cell>
          <table:table-cell office:value-type="string" calcext:value-type="string">
            <text:p>http://www.extra.com.py/deportes/el-indio-se-deleito-con-un-chanchon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meczyki.pl/wyniki-meczu-guarani-sportivo-luqueno-2199763-even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4.04-27.0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iver Plate – Nacional</text:p>
          </table:table-cell>
          <table:table-cell office:value-type="string" calcext:value-type="string">
            <text:p>http://www.extra.com.py/deportes/brian-se-encendio-y-liquido-al-kelito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meczyki.pl/wyniki-meczu-river-plate-nacional-asuncion-2199772-events</text:p>
          </table:table-cell>
          <table:table-cell/>
        </table:table-row>
        <table:table-row table:style-name="ro1">
          <table:table-cell office:value-type="string" calcext:value-type="string">
            <text:p>Capiata – Libertad</text:p>
          </table:table-cell>
          <table:table-cell office:value-type="string" calcext:value-type="string">
            <text:p>http://www.extra.com.py/deportes/libertad-para-ascender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meczyki.pl/wyniki-meczu-deportivo-capiata-libertad-2199769-events</text:p>
          </table:table-cell>
          <table:table-cell/>
        </table:table-row>
        <table:table-row table:style-name="ro1">
          <table:table-cell office:value-type="string" calcext:value-type="string">
            <text:p>Cerro Porteno – Olimpia</text:p>
          </table:table-cell>
          <table:table-cell office:value-type="string" calcext:value-type="string">
            <text:p>http://www.extra.com.py/deportes/olimpia-sigue-siendo-el-rey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meczyki.pl/wyniki-meczu-cerro-porteno-olimpia-2199768-events</text:p>
          </table:table-cell>
          <table:table-cell/>
        </table:table-row>
        <table:table-row table:style-name="ro1">
          <table:table-cell office:value-type="string" calcext:value-type="string">
            <text:p>General Diaz – Sol</text:p>
          </table:table-cell>
          <table:table-cell office:value-type="string" calcext:value-type="string">
            <text:p>http://www.extra.com.py/deportes/las-aguilas-taparon-el-sol-en-el-nido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meczyki.pl/wyniki-meczu-general-diaz-sol-de-america-2199771-events</text:p>
          </table:table-cell>
          <table:table-cell/>
        </table:table-row>
        <table:table-row table:style-name="ro1">
          <table:table-cell office:value-type="string" calcext:value-type="string">
            <text:p>Luqueno – Rubio Nu</text:p>
          </table:table-cell>
          <table:table-cell office:value-type="string" calcext:value-type="string">
            <text:p>http://www.extra.com.py/deportes/el-rubio-se-sirve-un-rico-kure-en-el-chiquero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meczyki.pl/wyniki-meczu-sportivo-luqueno-rubio-%C3%91u-2199773-even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0.04-02.0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ubio Nu – General Caballero</text:p>
          </table:table-cell>
          <table:table-cell office:value-type="string" calcext:value-type="string">
            <text:p>http://www.extra.com.py/deportes/el-matarife-apaga-la-ilusion-del-rubio.html</text:p>
          </table:table-cell>
          <table:table-cell office:value-type="string" calcext:value-type="string">
            <text:p>Lepiej General</text:p>
          </table:table-cell>
        </table:table-row>
        <table:table-row table:style-name="ro1">
          <table:table-cell/>
          <table:table-cell office:value-type="string" calcext:value-type="string">
            <text:p>http://www.meczyki.pl/wyniki-meczu-rubio-%C3%91u-general-caballero-2199778-events</text:p>
          </table:table-cell>
          <table:table-cell/>
        </table:table-row>
        <table:table-row table:style-name="ro1">
          <table:table-cell office:value-type="string" calcext:value-type="string">
            <text:p>Nacional – Capiata</text:p>
          </table:table-cell>
          <table:table-cell office:value-type="string" calcext:value-type="string">
            <text:p>http://www.extra.com.py/deportes/nacional-sucumbio-ante-el-escobero.html</text:p>
          </table:table-cell>
          <table:table-cell office:value-type="string" calcext:value-type="string">
            <text:p>Nacional atakowal, ale Capiata się bronili</text:p>
          </table:table-cell>
        </table:table-row>
        <table:table-row table:style-name="ro1">
          <table:table-cell/>
          <table:table-cell office:value-type="string" calcext:value-type="string">
            <text:p>http://www.meczyki.pl/wyniki-meczu-nacional-asuncion-deportivo-capiata-2199776-events</text:p>
          </table:table-cell>
          <table:table-cell/>
        </table:table-row>
        <table:table-row table:style-name="ro1">
          <table:table-cell office:value-type="string" calcext:value-type="string">
            <text:p>Sol de America – Cerro</text:p>
          </table:table-cell>
          <table:table-cell office:value-type="string" calcext:value-type="string">
            <text:p>http://www.extra.com.py/deportes/aplauden-repolleros-y-franjeados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meczyki.pl/wyniki-meczu-sol-de-america-cerro-porteno-2199779-events</text:p>
          </table:table-cell>
          <table:table-cell/>
        </table:table-row>
        <table:table-row table:style-name="ro1">
          <table:table-cell office:value-type="string" calcext:value-type="string">
            <text:p>Olimpia – Sportivo Luqueno</text:p>
          </table:table-cell>
          <table:table-cell office:value-type="string" calcext:value-type="string">
            <text:p>http://www.extra.com.py/deportes/ceno-un-rico-kure-y-subio-a-la-cima.html</text:p>
          </table:table-cell>
          <table:table-cell office:value-type="string" calcext:value-type="string">
            <text:p>Nie takie zdecydowane zwyciestwo Olimpii</text:p>
          </table:table-cell>
        </table:table-row>
        <table:table-row table:style-name="ro1">
          <table:table-cell/>
          <table:table-cell office:value-type="string" calcext:value-type="string">
            <text:p>http://www.meczyki.pl/wyniki-meczu-olimpia-sportivo-luqueno-2199777-events</text:p>
          </table:table-cell>
          <table:table-cell/>
        </table:table-row>
        <table:table-row table:style-name="ro1">
          <table:table-cell office:value-type="string" calcext:value-type="string">
            <text:p>Guarani – River</text:p>
          </table:table-cell>
          <table:table-cell office:value-type="string" calcext:value-type="string">
            <text:p>http://www.extra.com.py/deportes/el-indio-no-para-de-cazar-rivales-a-flechazo-limpio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meczyki.pl/wyniki-meczu-guarani-river-plate-2199774-events</text:p>
          </table:table-cell>
          <table:table-cell/>
        </table:table-row>
        <table:table-row table:style-name="ro1">
          <table:table-cell office:value-type="string" calcext:value-type="string">
            <text:p>Liberta – General Diaz</text:p>
          </table:table-cell>
          <table:table-cell office:value-type="string" calcext:value-type="string">
            <text:p>http://www.extra.com.py/deportes/el-guma-gano-y-respira-aire-puro-en-la-cuspide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meczyki.pl/wyniki-meczu-libertad-general-diaz-2199775-events</text:p>
          </table:table-cell>
          <table:table-cell/>
        </table:table-row>
      </table:table>
      <table:table table:name="Peru" table:style-name="ta1"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12.03-14.03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orting Cristal – San Martin</text:p>
          </table:table-cell>
          <table:table-cell office:value-type="string" calcext:value-type="string">
            <text:p>http://larepublica.pe/deportes/747770-sporting-cristal-vs-san-martin-en-vivo-online-celestes-y-santos-por-torneo-apertura</text:p>
          </table:table-cell>
          <table:table-cell office:value-type="string" calcext:value-type="string">
            <text:p>https://www.youtube.com/watch?v=DR6GJxc3fs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n Martin zaczęło golem, potem Cristal przeważało i miało kilka sytuacji, ale nie jakichś specjalnych. Po tym jak strzelili gola już niewiele się działo i mecz równy</text:p>
          </table:table-cell>
        </table:table-row>
        <table:table-row table:style-name="ro1">
          <table:table-cell office:value-type="string" calcext:value-type="string">
            <text:p>Melgar – Municipal</text:p>
          </table:table-cell>
          <table:table-cell office:value-type="string" calcext:value-type="string">
            <text:p>http://peru.com/futbol/descentralizado/melgar-vs-municipal-vivo-online-torneo-apertura-noticia-444017</text:p>
          </table:table-cell>
          <table:table-cell office:value-type="string" calcext:value-type="string">
            <text:p>https://www.youtube.com/watch?v=PjM7PDfN4T8</text:p>
          </table:table-cell>
        </table:table-row>
        <table:table-row table:style-name="ro1">
          <table:table-cell/>
          <table:table-cell office:value-type="string" calcext:value-type="string">
            <text:p>http://elbocon.pe/futbol-peruano/torneo-apertura-deportivo-municipal-iguala-con-fbc-melgar-en-arequipa-121283/</text:p>
          </table:table-cell>
          <table:table-cell office:value-type="string" calcext:value-type="string">
            <text:p>Więcej ciut sytuacji i przewaga Melgar, ale bez dominacji</text:p>
          </table:table-cell>
        </table:table-row>
        <table:table-row table:style-name="ro1">
          <table:table-cell office:value-type="string" calcext:value-type="string">
            <text:p>Ayacucho – Union Comercio</text:p>
          </table:table-cell>
          <table:table-cell office:value-type="string" calcext:value-type="string">
            <text:p>http://peru.com/futbol/descentralizado/ayacucho-fc-vs-union-comercio-vivo-online-torneo-apertura-noticia-444022</text:p>
          </table:table-cell>
          <table:table-cell office:value-type="string" calcext:value-type="string">
            <text:p>https://www.youtube.com/watch?v=InAVAA-3U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 pierwszego gola więcej sytuacji Ayacucho, ale ciezko powiedziec jaki był przebieg meczu</text:p>
          </table:table-cell>
        </table:table-row>
        <table:table-row table:style-name="ro1">
          <table:table-cell office:value-type="string" calcext:value-type="string">
            <text:p>Universitario – Alianza Atletico</text:p>
          </table:table-cell>
          <table:table-cell office:value-type="string" calcext:value-type="string">
            <text:p>http://elcomercio.pe/deporte-total/futbol-peruano/universitario-vs-alianza-atletico-torneo-apertura-noticia-1885944</text:p>
          </table:table-cell>
          <table:table-cell office:value-type="string" calcext:value-type="string">
            <text:p>https://www.youtube.com/watch?v=LLKhZ4I2FV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zo więcej groźnych akcji Universitario</text:p>
          </table:table-cell>
        </table:table-row>
        <table:table-row table:style-name="ro1">
          <table:table-cell office:value-type="string" calcext:value-type="string">
            <text:p>Sport Huancayo – Comerciantes</text:p>
          </table:table-cell>
          <table:table-cell office:value-type="string" calcext:value-type="string">
            <text:p>http://elcomercio.pe/deporte-total/futbol-peruano/sport-huancayo-vencio-2-1-comerciantes-unidos-torneo-apertura-video-noticia-1886033</text:p>
          </table:table-cell>
          <table:table-cell office:value-type="string" calcext:value-type="string">
            <text:p>https://www.youtube.com/watch?v=qO03Tc_5K6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ęcej okazji i posiadania Sport Huancayo</text:p>
          </table:table-cell>
        </table:table-row>
        <table:table-row table:style-name="ro1">
          <table:table-cell office:value-type="string" calcext:value-type="string">
            <text:p>Juan Aurich – Alianza Lima</text:p>
          </table:table-cell>
          <table:table-cell office:value-type="string" calcext:value-type="string">
            <text:p>http://larepublica.pe/impresa/deportes/748188-alianza-lima-soplo-en-los-descuentos</text:p>
          </table:table-cell>
          <table:table-cell office:value-type="string" calcext:value-type="string">
            <text:p>https://www.youtube.com/watch?v=A81O_r12tz4</text:p>
          </table:table-cell>
        </table:table-row>
        <table:table-row table:style-name="ro1">
          <table:table-cell/>
          <table:table-cell office:value-type="string" calcext:value-type="string">
            <text:p>http://peru.com/futbol/descentralizado/juan-aurich-vs-alianza-lima-vivo-online-torneo-apertura-noticia-444026</text:p>
          </table:table-cell>
          <table:table-cell office:value-type="string" calcext:value-type="string">
            <text:p>Juan Aurich przewaga w meczu i dużo więcej sytuacji</text:p>
          </table:table-cell>
        </table:table-row>
        <table:table-row table:style-name="ro1">
          <table:table-cell office:value-type="string" calcext:value-type="string">
            <text:p>Cajamarca – Cesar Vallejo</text:p>
          </table:table-cell>
          <table:table-cell office:value-type="string" calcext:value-type="string">
            <text:p>http://elbocon.pe/futbol-peruano/descentralizado/utc-vencio-3-1-a-cesar-vallejo-por-el-torneo-apertura-121322/</text:p>
          </table:table-cell>
          <table:table-cell office:value-type="string" calcext:value-type="string">
            <text:p>https://www.youtube.com/watch?v=o0LaHNLcB8c</text:p>
          </table:table-cell>
        </table:table-row>
        <table:table-row table:style-name="ro1">
          <table:table-cell/>
          <table:table-cell office:value-type="string" calcext:value-type="string">
            <text:p>http://peru.com/futbol/descentralizado/utc-vs-cesar-vallejo-vivo-online-torneo-apertura-noticia-444191</text:p>
          </table:table-cell>
          <table:table-cell/>
        </table:table-row>
        <table:table-row table:style-name="ro1">
          <table:table-cell office:value-type="string" calcext:value-type="string">
            <text:p>La Bocana – Real Garcilasso</text:p>
          </table:table-cell>
          <table:table-cell office:value-type="string" calcext:value-type="string">
            <text:p>http://peru21.pe/deportes/defensor-bocana-goleo-5-0-real-garcilaso-torneo-apertura-2241341</text:p>
          </table:table-cell>
          <table:table-cell office:value-type="string" calcext:value-type="string">
            <text:p>https://www.youtube.com/watch?v=v2RoId6WMnQ</text:p>
          </table:table-cell>
        </table:table-row>
        <table:table-row table:style-name="ro1">
          <table:table-cell/>
          <table:table-cell office:value-type="string" calcext:value-type="string">
            <text:p>http://depor.com/futbol-peruano/defensor-bocana-vs-real-garcilaso-vivo-fecha-9-torneo-apertura-106743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1.04-03.0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erciantes – Melgar</text:p>
          </table:table-cell>
          <table:table-cell office:value-type="string" calcext:value-type="string">
            <text:p>http://www.elpopular.pe/deportes/2016-04-01-torneo-apertura-comerciantes-unidos-festejo-triunfo-ante-melgar-en-casa</text:p>
          </table:table-cell>
          <table:table-cell office:value-type="string" calcext:value-type="string">
            <text:p>https://www.youtube.com/watch?v=1BApAHM8Is8</text:p>
          </table:table-cell>
        </table:table-row>
        <table:table-row table:style-name="ro1">
          <table:table-cell/>
          <table:table-cell office:value-type="string" calcext:value-type="string">
            <text:p>http://peru.com/futbol/descentralizado/comerciantes-unidos-vs-melgar-abren-decima-fecha-torneo-apertura-noticia-447595</text:p>
          </table:table-cell>
          <table:table-cell office:value-type="string" calcext:value-type="string">
            <text:p>Wyrównany mecz</text:p>
          </table:table-cell>
        </table:table-row>
        <table:table-row table:style-name="ro1">
          <table:table-cell office:value-type="string" calcext:value-type="string">
            <text:p>Sporting Cristal – Municipal</text:p>
          </table:table-cell>
          <table:table-cell office:value-type="string" calcext:value-type="string">
            <text:p>http://larepublica.pe/deportes/756331-sporting-cristal-vs-deportivo-municipal-en-vivo-online-por-el-torneo-apertura</text:p>
          </table:table-cell>
          <table:table-cell office:value-type="string" calcext:value-type="string">
            <text:p>https://www.youtube.com/watch?v=uHhxJSOm5bo</text:p>
          </table:table-cell>
        </table:table-row>
        <table:table-row table:style-name="ro1">
          <table:table-cell/>
          <table:table-cell office:value-type="string" calcext:value-type="string">
            <text:p>http://elbocon.pe/futbol-peruano/descentralizado/deportivo-municipal-vencio-1-0-a-sporting-cristal-por-torneo-apertura-122399/</text:p>
          </table:table-cell>
          <table:table-cell office:value-type="string" calcext:value-type="string">
            <text:p>Podobna liczba sytuacji, Cristal z rezerwowymi w skladzie</text:p>
          </table:table-cell>
        </table:table-row>
        <table:table-row table:style-name="ro1">
          <table:table-cell office:value-type="string" calcext:value-type="string">
            <text:p>Alianza Atletico – Defensor</text:p>
          </table:table-cell>
          <table:table-cell office:value-type="string" calcext:value-type="string">
            <text:p>http://peru.com/futbol/descentralizado/alianza-atletico-vs-bocana-vivo-online-torneo-apertura-noticia-447703</text:p>
          </table:table-cell>
          <table:table-cell office:value-type="string" calcext:value-type="string">
            <text:p>https://www.youtube.com/watch?v=xaomc06tvf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ut więcej okazji Alianza</text:p>
          </table:table-cell>
        </table:table-row>
        <table:table-row table:style-name="ro1">
          <table:table-cell office:value-type="string" calcext:value-type="string">
            <text:p>San Martin – Cajamarca</text:p>
          </table:table-cell>
          <table:table-cell/>
          <table:table-cell office:value-type="string" calcext:value-type="string">
            <text:p>https://www.youtube.com/watch?v=yS7bEJbOhH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nion Comercio – Juan Aurich</text:p>
          </table:table-cell>
          <table:table-cell office:value-type="string" calcext:value-type="string">
            <text:p>http://peru.com/futbol/descentralizado/union-comercio-vs-juan-aurich-vivo-online-torneo-apertura-noticia-447942</text:p>
          </table:table-cell>
          <table:table-cell office:value-type="string" calcext:value-type="string">
            <text:p>https://www.youtube.com/watch?v=24pdbLdmDNg</text:p>
          </table:table-cell>
        </table:table-row>
        <table:table-row table:style-name="ro1">
          <table:table-cell/>
          <table:table-cell office:value-type="string" calcext:value-type="string">
            <text:p>http://diariocorreo.pe/edicion/lambayeque/juan-aurich-iguala-0-a-0-con-union-comercio-en-moyobamba-664047/</text:p>
          </table:table-cell>
          <table:table-cell office:value-type="string" calcext:value-type="string">
            <text:p>Union kilka sytuacji więcej, ale mecz ogolnie wyrownany</text:p>
          </table:table-cell>
        </table:table-row>
        <table:table-row table:style-name="ro1">
          <table:table-cell office:value-type="string" calcext:value-type="string">
            <text:p>Garcilaso – Sport Huancayo</text:p>
          </table:table-cell>
          <table:table-cell office:value-type="string" calcext:value-type="string">
            <text:p>http://www.libero.pe/futbol-peruano/2016-04-03-garcilaso-vs-sport-huancayo-partido-por-el-torneo-apertura</text:p>
          </table:table-cell>
          <table:table-cell office:value-type="string" calcext:value-type="string">
            <text:p>https://www.youtube.com/watch?v=hBK9EHiR-6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edy Garcilaso nie prowadzilo przewazalo, jak Huancayo przegrywalo oni bardziej</text:p>
          </table:table-cell>
        </table:table-row>
        <table:table-row table:style-name="ro1">
          <table:table-cell office:value-type="string" calcext:value-type="string">
            <text:p>Cesar Vallejo – Ayacucho</text:p>
          </table:table-cell>
          <table:table-cell office:value-type="string" calcext:value-type="string">
            <text:p>http://diariocorreo.pe/edicion/la-libertad/cesar-vallejo-desperto-y-golea-5-a-2-mal-ayacucho-fc-663947/</text:p>
          </table:table-cell>
          <table:table-cell office:value-type="string" calcext:value-type="string">
            <text:p>https://www.youtube.com/watch?v=GFICFntrj-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sar Vallejo lepiej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5.04-19.0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nicipal – Comerciantes</text:p>
          </table:table-cell>
          <table:table-cell office:value-type="string" calcext:value-type="string">
            <text:p>http://peru.com/futbol/descentralizado/municipal-vs-comerciantes-unidos-vivo-online-partido-torneo-apertura-noticia-449981</text:p>
          </table:table-cell>
          <table:table-cell office:value-type="string" calcext:value-type="string">
            <text:p>https://www.youtube.com/watch?v=Sy68U_7lw8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nicipal probowalo atakowac, ale nie dawalo rady stwarzac wielu sytuacji</text:p>
          </table:table-cell>
        </table:table-row>
        <table:table-row table:style-name="ro1">
          <table:table-cell office:value-type="string" calcext:value-type="string">
            <text:p>Cajamarca – Sporting Cristal</text:p>
          </table:table-cell>
          <table:table-cell office:value-type="string" calcext:value-type="string">
            <text:p>http://depor.com/futbol-peruano/sporting-cristal-vs-utc-vivo-fecha-11-torneo-apertura-1069683</text:p>
          </table:table-cell>
          <table:table-cell office:value-type="string" calcext:value-type="string">
            <text:p>https://www.youtube.com/watch?v=LorDWNS3bW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yrównany mecz</text:p>
          </table:table-cell>
        </table:table-row>
        <table:table-row table:style-name="ro1">
          <table:table-cell office:value-type="string" calcext:value-type="string">
            <text:p>Ayacucho – San Martin</text:p>
          </table:table-cell>
          <table:table-cell office:value-type="string" calcext:value-type="string">
            <text:p>http://elbocon.pe/futbol-peruano/descentralizado/torneo-apertura-san-martin-saca-valioso-empate-ante-ayacucho-video-123103/</text:p>
          </table:table-cell>
          <table:table-cell office:value-type="string" calcext:value-type="string">
            <text:p>https://www.youtube.com/watch?v=oUiV9YesIM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czej generalnie równy</text:p>
          </table:table-cell>
        </table:table-row>
        <table:table-row table:style-name="ro1">
          <table:table-cell office:value-type="string" calcext:value-type="string">
            <text:p>Deportes – Union Comercio</text:p>
          </table:table-cell>
          <table:table-cell office:value-type="string" calcext:value-type="string">
            <text:p>http://larepublica.pe/deportes/760182-universitario-de-deportes-vs-union-comercio-cremas-vuelven-al-monumental</text:p>
          </table:table-cell>
          <table:table-cell office:value-type="string" calcext:value-type="string">
            <text:p>https://www.youtube.com/watch?v=BRM23h9oUp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ortes przewaga, ale bez dominacji</text:p>
          </table:table-cell>
        </table:table-row>
        <table:table-row table:style-name="ro1">
          <table:table-cell office:value-type="string" calcext:value-type="string">
            <text:p>Sport Huancayo – Alianza</text:p>
          </table:table-cell>
          <table:table-cell office:value-type="string" calcext:value-type="string">
            <text:p>http://www.libero.pe/futbol-peruano/2016-04-17-sport-huancayo-vs-alianza-atletico-partido-por-el-torneo-apertura</text:p>
          </table:table-cell>
          <table:table-cell office:value-type="string" calcext:value-type="string">
            <text:p>https://www.youtube.com/watch?v=uyk3qvVqdg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ort Huancayo więcej atakował, ale nie mógł zdominować</text:p>
          </table:table-cell>
        </table:table-row>
        <table:table-row table:style-name="ro1">
          <table:table-cell office:value-type="string" calcext:value-type="string">
            <text:p>Juan Aurich – Cesar Vallejo</text:p>
          </table:table-cell>
          <table:table-cell office:value-type="string" calcext:value-type="string">
            <text:p>http://www.libero.pe/futbol-peruano/2016-04-16-juan-aurich-vs-cesar-vallejo-en-vivo-partido-por-el-torneo-apertura</text:p>
          </table:table-cell>
          <table:table-cell office:value-type="string" calcext:value-type="string">
            <text:p>https://www.youtube.com/watch?v=8DcPH-df--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yrównane raczej</text:p>
          </table:table-cell>
        </table:table-row>
        <table:table-row table:style-name="ro1">
          <table:table-cell office:value-type="string" calcext:value-type="string">
            <text:p>Defensor – Alianza Lima</text:p>
          </table:table-cell>
          <table:table-cell office:value-type="string" calcext:value-type="string">
            <text:p>http://elcomercio.pe/deporte-total/futbol-peruano/alianza-lima-vs-bocana-vivo-directo-duelo-piura-apertura-noticia-1894711</text:p>
          </table:table-cell>
          <table:table-cell office:value-type="string" calcext:value-type="string">
            <text:p>https://www.youtube.com/watch?v=-2gXzB_GJ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zewaga i okazje Alianza</text:p>
          </table:table-cell>
        </table:table-row>
        <table:table-row table:style-name="ro1">
          <table:table-cell office:value-type="string" calcext:value-type="string">
            <text:p>Melgar – Garcilaso</text:p>
          </table:table-cell>
          <table:table-cell office:value-type="string" calcext:value-type="string">
            <text:p>http://www.libero.pe/futbol-peruano/2016-04-17-fbc-melgar-vs-real-garcilaso-en-vivo-online-por-torneo-apertura</text:p>
          </table:table-cell>
          <table:table-cell office:value-type="string" calcext:value-type="string">
            <text:p>https://www.youtube.com/watch?v=VwqRVYtmqW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piej Melga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2.04-24.0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n Martin – Aurich</text:p>
          </table:table-cell>
          <table:table-cell office:value-type="string" calcext:value-type="string">
            <text:p>http://peru.com/futbol/descentralizado/san-martin-vs-juan-aurich-vivo-online-partido-copa-libertadores-noticia-451160</text:p>
          </table:table-cell>
          <table:table-cell office:value-type="string" calcext:value-type="string">
            <text:p>https://www.youtube.com/watch?v=1LDUSG-uVOQ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ść wyrównany</text:p>
          </table:table-cell>
        </table:table-row>
        <table:table-row table:style-name="ro1">
          <table:table-cell office:value-type="string" calcext:value-type="string">
            <text:p>Garcilaso – Municipal</text:p>
          </table:table-cell>
          <table:table-cell office:value-type="string" calcext:value-type="string">
            <text:p>http://peru.com/futbol/descentralizado/real-garcilaso-vs-municipal-vivo-online-torneo-apertura-noticia-451102</text:p>
          </table:table-cell>
          <table:table-cell office:value-type="string" calcext:value-type="string">
            <text:p>https://www.youtube.com/watch?v=jFCycxKgxX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yrównany mecz</text:p>
          </table:table-cell>
        </table:table-row>
        <table:table-row table:style-name="ro1">
          <table:table-cell office:value-type="string" calcext:value-type="string">
            <text:p>Alianza – Melgar</text:p>
          </table:table-cell>
          <table:table-cell office:value-type="string" calcext:value-type="string">
            <text:p>http://peru.com/futbol/descentralizado/alianza-atletico-vs-melgar-vivo-online-fecha-hora-y-canal-partido-bundesliga-noticia-451215</text:p>
          </table:table-cell>
          <table:table-cell office:value-type="string" calcext:value-type="string">
            <text:p>https://www.youtube.com/watch?v=uufzqQZq9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tuacje podobnie</text:p>
          </table:table-cell>
        </table:table-row>
        <table:table-row table:style-name="ro1">
          <table:table-cell office:value-type="string" calcext:value-type="string">
            <text:p>Union Comercio – Comerciantes</text:p>
          </table:table-cell>
          <table:table-cell office:value-type="string" calcext:value-type="string">
            <text:p>http://elbocon.pe/futbol-peruano/union-comercio-vs-comerciantes-unidos-en-vivo-online-por-el-torneo-apertura-123598/</text:p>
          </table:table-cell>
          <table:table-cell office:value-type="string" calcext:value-type="string">
            <text:p>https://www.youtube.com/watch?v=3X5DBFmM8FY</text:p>
          </table:table-cell>
        </table:table-row>
        <table:table-row table:style-name="ro1">
          <table:table-cell/>
          <table:table-cell office:value-type="string" calcext:value-type="string">
            <text:p>http://www.libero.pe/futbol-peruano/2016-04-24-union-comercio-vs-comerciantes-unidos-en-vivo-partido-por-el-torneo-apertura</text:p>
          </table:table-cell>
          <table:table-cell/>
        </table:table-row>
        <table:table-row table:style-name="ro1">
          <table:table-cell office:value-type="string" calcext:value-type="string">
            <text:p>Sporting Cristal – Ayacucho</text:p>
          </table:table-cell>
          <table:table-cell office:value-type="string" calcext:value-type="string">
            <text:p>http://elcomercio.pe/deporte-total/futbol-peruano/sporting-cristal-vs-ayacucho-fc-duelo-alberto-gallardo-noticia-1896413</text:p>
          </table:table-cell>
          <table:table-cell office:value-type="string" calcext:value-type="string">
            <text:p>https://www.youtube.com/watch?v=x3VtXEh125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zewaga Sporting Cristal</text:p>
          </table:table-cell>
        </table:table-row>
        <table:table-row table:style-name="ro1">
          <table:table-cell office:value-type="string" calcext:value-type="string">
            <text:p>Cesar Vallejo – Deportes</text:p>
          </table:table-cell>
          <table:table-cell office:value-type="string" calcext:value-type="string">
            <text:p>http://peru21.pe/deportes/universitario-deportes-vs-cesar-vallejo-vivo-se-enfrentan-torneo-apertura-2244565</text:p>
          </table:table-cell>
          <table:table-cell office:value-type="string" calcext:value-type="string">
            <text:p>https://www.youtube.com/watch?v=ZJGiGe-C6p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 drugiej połowie Deportes lepiej po czerwonej</text:p>
          </table:table-cell>
        </table:table-row>
        <table:table-row table:style-name="ro1">
          <table:table-cell office:value-type="string" calcext:value-type="string">
            <text:p>Alianza – Sport Huancayo</text:p>
          </table:table-cell>
          <table:table-cell office:value-type="string" calcext:value-type="string">
            <text:p>http://rpp.pe/futbol/descentralizado/alianza-lima-vs-sport-huancayo-en-vivo-hora-canal-y-alineaciones-noticia-956355</text:p>
          </table:table-cell>
          <table:table-cell office:value-type="string" calcext:value-type="string">
            <text:p>https://www.youtube.com/watch?v=xThrHB6mEx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ęcej ataków Alianz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7.04-28.0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lgar – Alianz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yrownany ze wskazaniem na Melga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yacucho – Cajamarca</text:p>
          </table:table-cell>
          <table:table-cell office:value-type="string" calcext:value-type="string">
            <text:p>http://depor.com/futbol-peruano/ayacucho-fc-vs-utc-vivo-fecha-13-torneo-apertura-1070368</text:p>
          </table:table-cell>
          <table:table-cell office:value-type="string" calcext:value-type="string">
            <text:p>https://www.youtube.com/watch?v=hWI1tx0AEk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orting Cristal – Juan Aurich</text:p>
          </table:table-cell>
          <table:table-cell office:value-type="string" calcext:value-type="string">
            <text:p>http://elcomercio.pe/deporte-total/futbol-peruano/sporting-cristal-vs-juan-aurich-chiclayo-apertura-noticia-1897129</text:p>
          </table:table-cell>
          <table:table-cell office:value-type="string" calcext:value-type="string">
            <text:p>https://www.youtube.com/watch?v=f9Lyve8NMx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uan Aurich – Sporting Cristal</text:p>
          </table:table-cell>
          <table:table-cell office:value-type="string" calcext:value-type="string">
            <text:p>http://elcomercio.pe/deporte-total/futbol-peruano/sporting-cristal-vs-juan-aurich-chiclayo-apertura-noticia-1897129</text:p>
          </table:table-cell>
          <table:table-cell office:value-type="string" calcext:value-type="string">
            <text:p>https://www.youtube.com/watch?v=f9Lyve8NMx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nicipal – Alianza</text:p>
          </table:table-cell>
          <table:table-cell office:value-type="string" calcext:value-type="string">
            <text:p>http://peru.com/futbol/descentralizado/municipal-vs-alianza-atletico-vivo-online-torneo-apertura-noticia-452096</text:p>
          </table:table-cell>
          <table:table-cell office:value-type="string" calcext:value-type="string">
            <text:p>https://www.youtube.com/watch?v=xyPOEqN-Hs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fensor – Cesar Vallejo</text:p>
          </table:table-cell>
          <table:table-cell office:value-type="string" calcext:value-type="string">
            <text:p>http://peru.com/futbol/descentralizado/bocana-vs-cesar-vallejo-vivo-online-partido-torneo-apertura-noticia-452125</text:p>
          </table:table-cell>
          <table:table-cell office:value-type="string" calcext:value-type="string">
            <text:p>https://www.youtube.com/watch?v=7QeRWW2dZ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zewaga Defensores</text:p>
          </table:table-cell>
        </table:table-row>
        <table:table-row table:style-name="ro1">
          <table:table-cell office:value-type="string" calcext:value-type="string">
            <text:p>Deportes – San Martin</text:p>
          </table:table-cell>
          <table:table-cell office:value-type="string" calcext:value-type="string">
            <text:p>http://elcomercio.pe/deporte-total/futbol-peruano/universitario-deportes-vs-san-martin-vivo-online-torneo-apertura-noticia-18973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zewaga Deport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0.04-02.0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jamarca – Juan Aurich</text:p>
          </table:table-cell>
          <table:table-cell office:value-type="string" calcext:value-type="string">
            <text:p>http://www.libero.pe/futbol-peruano/2016-04-30-utc-vs-juan-aurich-en-vivo-online-partido-por-el-torneo-apertura</text:p>
          </table:table-cell>
          <table:table-cell office:value-type="string" calcext:value-type="string">
            <text:p>https://www.youtube.com/watch?v=YCaqHRhc-i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yacucho – Sport Huancayo</text:p>
          </table:table-cell>
          <table:table-cell office:value-type="string" calcext:value-type="string">
            <text:p>http://peru.com/futbol/descentralizado/ayacucho-fc-vs-sport-huancayo-vivo-online-fecha-14-torneo-apertura-noticia-452481</text:p>
          </table:table-cell>
          <table:table-cell office:value-type="string" calcext:value-type="string">
            <text:p>https://www.youtube.com/watch?v=d2ExJ38zKN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oche lepsze okazje Sport Huancayo</text:p>
          </table:table-cell>
        </table:table-row>
        <table:table-row table:style-name="ro1">
          <table:table-cell office:value-type="string" calcext:value-type="string">
            <text:p>Union Comercio – Municipal</text:p>
          </table:table-cell>
          <table:table-cell office:value-type="string" calcext:value-type="string">
            <text:p>http://depor.com/futbol-peruano/union-comercio-vs-municipal-vivo-fecha-14-torneo-apertura-1070725</text:p>
          </table:table-cell>
          <table:table-cell office:value-type="string" calcext:value-type="string">
            <text:p>https://www.youtube.com/watch?v=2jR6mDGKp6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orting Cristal – Deportes</text:p>
          </table:table-cell>
          <table:table-cell office:value-type="string" calcext:value-type="string">
            <text:p>http://larepublica.pe/deportes/764264-universitario-vs-sporting-cristal-edison-flores-anoto-golazo-de-chalaca-para-el-1-0</text:p>
          </table:table-cell>
          <table:table-cell office:value-type="string" calcext:value-type="string">
            <text:p>https://www.youtube.com/watch?v=s7-Fijhcu2Q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yrównany mecz</text:p>
          </table:table-cell>
        </table:table-row>
        <table:table-row table:style-name="ro1">
          <table:table-cell office:value-type="string" calcext:value-type="string">
            <text:p>Alianza Lima – Garcilaso</text:p>
          </table:table-cell>
          <table:table-cell office:value-type="string" calcext:value-type="string">
            <text:p>http://www.libero.pe/futbol-peruano/2016-04-29-alianza-lima-vs-real-garcilaso-en-vivo-online-partido-por-el-torneo-apertura</text:p>
          </table:table-cell>
          <table:table-cell office:value-type="string" calcext:value-type="string">
            <text:p>https://www.youtube.com/watch?v=HEGTa3AsvA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lianza – Comerciantes</text:p>
          </table:table-cell>
          <table:table-cell office:value-type="string" calcext:value-type="string">
            <text:p>http://www.libero.pe/futbol-internacional/2016-05-03-san-martin-vs-alianza-lima-en-vivo-online-partido-por-la-fecha-pendiente-del-torneo-apertura</text:p>
          </table:table-cell>
          <table:table-cell office:value-type="string" calcext:value-type="string">
            <text:p>https://www.youtube.com/watch?v=UCAj7YA1CA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n Martin – Defensor</text:p>
          </table:table-cell>
          <table:table-cell office:value-type="string" calcext:value-type="string">
            <text:p>http://peru.com/futbol/descentralizado/san-martin-vs-bocana-vivo-online-directo-partido-torneo-apertura-noticia-45248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sar Vallejo – Melgar</text:p>
          </table:table-cell>
          <table:table-cell office:value-type="string" calcext:value-type="string">
            <text:p><text:a xlink:href="http://www.libero.pe/futbol-peruano/2016-05-01-cesar-vallejo-vs-melgar-en-vivo-online-partido-por-el-torneo-apertura" xlink:type="simple">http://www.libero.pe/futbol-peruano/2016-05-01-cesar-vallejo-vs-melgar-en-vivo-online-partido-por-el-torneo-apertura</text:a></text:p>
          </table:table-cell>
          <table:table-cell office:value-type="string" calcext:value-type="string">
            <text:p>https://www.youtube.com/watch?v=2r7PZ2z55S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.00.0000</text:date>, <text:time style:data-style-name="N2" text:time-value="11:37:26.135351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08:51:11.809647499</meta:creation-date>
    <dc:date>2016-05-10T13:23:01.810905274</dc:date>
    <meta:editing-duration>PT18H52M24S</meta:editing-duration>
    <meta:editing-cycles>114</meta:editing-cycles>
    <meta:generator>LibreOffice/4.2.8.2$Linux_X86_64 LibreOffice_project/420m0$Build-2</meta:generator>
    <meta:document-statistic meta:table-count="6" meta:cell-count="1111" meta:object-count="0"/>
  </office:meta>
</office:document-meta>
</file>